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 Light" svg:font-family="'Bahnschrift Light'" style:font-adornments="Light" style:font-family-generic="swiss" style:font-pitch="variable"/>
    <style:font-face style:name="Bahnschrift Light1" svg:font-family="'Bahnschrift Light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alibri3" svg:font-family="Calibri" style:font-adornments="Bold" style:font-family-generic="swiss" style:font-pitch="variable"/>
    <style:font-face style:name="Calibri4" svg:font-family="Calibri" style:font-adornments="Italic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Table2" style:family="table">
      <style:table-properties style:width="20.2cm" fo:break-before="page" table:align="margins" fo:background-color="#dbe9d6">
        <style:background-image/>
      </style:table-properties>
    </style:style>
    <style:style style:name="Table2.A" style:family="table-column">
      <style:table-column-properties style:column-width="13.494cm" style:rel-column-width="43777*"/>
    </style:style>
    <style:style style:name="Table2.B" style:family="table-column">
      <style:table-column-properties style:column-width="6.706cm" style:rel-column-width="21758*"/>
    </style:style>
    <style:style style:name="Table2.1" style:family="table-row">
      <style:table-row-properties fo:background-color="#dbe2ed">
        <style:background-image/>
      </style:table-row-properties>
    </style:style>
    <style:style style:name="Table2.A1" style:family="table-cell">
      <style:table-cell-properties fo:background-color="#dbe2ed" fo:padding="0.097cm" fo:border="none">
        <style:background-image/>
      </style:table-cell-properties>
    </style:style>
    <style:style style:name="Table2.B1" style:family="table-cell">
      <style:table-cell-properties fo:background-color="transparent" fo:padding="0.097cm" fo:border="none">
        <style:background-image/>
      </style:table-cell-properties>
    </style:style>
    <style:style style:name="Table3" style:family="table">
      <style:table-properties style:width="13.296cm" fo:margin-left="0cm" fo:margin-top="0cm" fo:margin-bottom="0cm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3.395cm"/>
    </style:style>
    <style:style style:name="Table3.B" style:family="table-column">
      <style:table-column-properties style:column-width="2.514cm"/>
    </style:style>
    <style:style style:name="Table3.C" style:family="table-column">
      <style:table-column-properties style:column-width="7.387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3" style:family="table-cell">
      <style:table-cell-properties fo:padding="0.097cm" fo:border-left="0.05pt solid #2b3789" fo:border-right="none" fo:border-top="none" fo:border-bottom="0.05pt solid #2b3789"/>
    </style:style>
    <style:style style:name="Table3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4" style:family="table-cell">
      <style:table-cell-properties fo:padding="0.097cm" fo:border-left="0.05pt solid #2b3789" fo:border-right="none" fo:border-top="none" fo:border-bottom="0.05pt solid #2b3789"/>
    </style:style>
    <style:style style:name="Table3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5" style:family="table-cell">
      <style:table-cell-properties fo:padding="0.097cm" fo:border-left="0.05pt solid #2b3789" fo:border-right="none" fo:border-top="none" fo:border-bottom="0.05pt solid #2b3789"/>
    </style:style>
    <style:style style:name="Table3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6" style:family="table-cell">
      <style:table-cell-properties fo:padding="0.097cm" fo:border-left="0.05pt solid #2b3789" fo:border-right="none" fo:border-top="none" fo:border-bottom="0.05pt solid #2b3789"/>
    </style:style>
    <style:style style:name="Table3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7" style:family="table-cell">
      <style:table-cell-properties fo:background-color="#f5f6fa" fo:padding="0.097cm" fo:border-left="0.05pt solid #2b3789" fo:border-right="none" fo:border-top="none" fo:border-bottom="0.05pt solid #2b3789">
        <style:background-image/>
      </style:table-cell-properties>
    </style:style>
    <style:style style:name="Table3.B7" style:family="table-cell">
      <style:table-cell-properties fo:padding="0.097cm" fo:border-left="0.05pt solid #2b3789" fo:border-right="none" fo:border-top="none" fo:border-bottom="0.05pt solid #2b3789"/>
    </style:style>
    <style:style style:name="Table3.C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8" style:family="table-cell">
      <style:table-cell-properties fo:padding="0.097cm" fo:border-left="0.05pt solid #2b3789" fo:border-right="none" fo:border-top="none" fo:border-bottom="0.05pt solid #2b3789"/>
    </style:style>
    <style:style style:name="Table3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9" style:family="table-cell">
      <style:table-cell-properties fo:padding="0.097cm" fo:border-left="0.05pt solid #2b3789" fo:border-right="none" fo:border-top="none" fo:border-bottom="0.05pt solid #2b3789"/>
    </style:style>
    <style:style style:name="Table3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0" style:family="table-cell">
      <style:table-cell-properties fo:padding="0.097cm" fo:border-left="0.05pt solid #2b3789" fo:border-right="none" fo:border-top="none" fo:border-bottom="0.05pt solid #2b3789"/>
    </style:style>
    <style:style style:name="Table3.B10" style:family="table-cell">
      <style:table-cell-properties fo:padding="0.097cm" fo:border-left="0.05pt solid #2b3789" fo:border-right="none" fo:border-top="none" fo:border-bottom="0.05pt solid #2b3789"/>
    </style:style>
    <style:style style:name="Table3.C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1" style:family="table-cell">
      <style:table-cell-properties fo:padding="0.097cm" fo:border-left="0.05pt solid #2b3789" fo:border-right="none" fo:border-top="none" fo:border-bottom="0.05pt solid #2b3789"/>
    </style:style>
    <style:style style:name="Table3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2" style:family="table-cell">
      <style:table-cell-properties fo:padding="0.097cm" fo:border-left="0.05pt solid #2b3789" fo:border-right="none" fo:border-top="none" fo:border-bottom="0.05pt solid #2b3789"/>
    </style:style>
    <style:style style:name="Table3.B12" style:family="table-cell">
      <style:table-cell-properties fo:padding="0.097cm" fo:border-left="0.05pt solid #2b3789" fo:border-right="none" fo:border-top="none" fo:border-bottom="0.05pt solid #2b3789"/>
    </style:style>
    <style:style style:name="Table3.C1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3" style:family="table-cell">
      <style:table-cell-properties fo:padding="0.097cm" fo:border-left="0.05pt solid #2b3789" fo:border-right="none" fo:border-top="none" fo:border-bottom="0.05pt solid #2b3789"/>
    </style:style>
    <style:style style:name="Table3.B1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4" style:family="table-cell">
      <style:table-cell-properties fo:padding="0.097cm" fo:border-left="0.05pt solid #2b3789" fo:border-right="none" fo:border-top="none" fo:border-bottom="0.05pt solid #2b3789"/>
    </style:style>
    <style:style style:name="Table3.B1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5" style:family="table-cell">
      <style:table-cell-properties fo:padding="0.097cm" fo:border-left="0.05pt solid #2b3789" fo:border-right="none" fo:border-top="none" fo:border-bottom="0.05pt solid #2b3789"/>
    </style:style>
    <style:style style:name="Table3.B1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6" style:family="table-cell">
      <style:table-cell-properties fo:padding="0.097cm" fo:border-left="0.05pt solid #2b3789" fo:border-right="none" fo:border-top="none" fo:border-bottom="0.05pt solid #2b3789"/>
    </style:style>
    <style:style style:name="Table3.B16" style:family="table-cell">
      <style:table-cell-properties fo:padding="0.097cm" fo:border-left="0.05pt solid #2b3789" fo:border-right="0.05pt solid #2b3789" fo:border-top="none" fo:border-bottom="0.05pt solid #2b3789"/>
    </style:style>
    <style:style style:name="Table4" style:family="table">
      <style:table-properties style:width="6.399cm" fo:margin-left="0cm" fo:margin-top="0cm" fo:margin-bottom="0cm" table:align="left" fo:background-color="#f5f6fa" style:writing-mode="lr-tb">
        <style:background-image/>
      </style:table-properties>
    </style:style>
    <style:style style:name="Table4.A" style:family="table-column">
      <style:table-column-properties style:column-width="2.91cm"/>
    </style:style>
    <style:style style:name="Table4.B" style:family="table-column">
      <style:table-column-properties style:column-width="3.489cm"/>
    </style:style>
    <style:style style:name="Table4.A1" style:family="table-cell">
      <style:table-cell-properties fo:padding="0.097cm" fo:border="0.05pt solid #2b3789"/>
    </style:style>
    <style:style style:name="Table4.A2" style:family="table-cell">
      <style:table-cell-properties fo:padding="0.097cm" fo:border-left="0.05pt solid #2b3789" fo:border-right="none" fo:border-top="none" fo:border-bottom="0.05pt solid #2b3789"/>
    </style:style>
    <style:style style:name="Table4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" style:family="table">
      <style:table-properties style:width="6.549cm" fo:margin-left="0cm" table:align="left" fo:background-color="#f5f6fa">
        <style:background-image/>
      </style:table-properties>
    </style:style>
    <style:style style:name="Table5.A" style:family="table-column">
      <style:table-column-properties style:column-width="2.69cm"/>
    </style:style>
    <style:style style:name="Table5.B" style:family="table-column">
      <style:table-column-properties style:column-width="3.85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5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5.A2" style:family="table-cell">
      <style:table-cell-properties fo:padding="0.097cm" fo:border-left="0.05pt solid #2b3789" fo:border-right="none" fo:border-top="none" fo:border-bottom="0.05pt solid #2b3789"/>
    </style:style>
    <style:style style:name="Table5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3" style:family="table-cell">
      <style:table-cell-properties fo:padding="0.097cm" fo:border-left="0.05pt solid #2b3789" fo:border-right="none" fo:border-top="none" fo:border-bottom="0.05pt solid #2b3789"/>
    </style:style>
    <style:style style:name="Table5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4" style:family="table-cell">
      <style:table-cell-properties fo:padding="0.097cm" fo:border-left="0.05pt solid #2b3789" fo:border-right="none" fo:border-top="none" fo:border-bottom="0.05pt solid #2b3789"/>
    </style:style>
    <style:style style:name="Table5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5" style:family="table-cell">
      <style:table-cell-properties fo:padding="0.097cm" fo:border-left="0.05pt solid #2b3789" fo:border-right="none" fo:border-top="none" fo:border-bottom="0.05pt solid #2b3789"/>
    </style:style>
    <style:style style:name="Table5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6" style:family="table-cell">
      <style:table-cell-properties fo:padding="0.097cm" fo:border-left="0.05pt solid #2b3789" fo:border-right="none" fo:border-top="none" fo:border-bottom="0.05pt solid #2b3789"/>
    </style:style>
    <style:style style:name="Table5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7" style:family="table-cell">
      <style:table-cell-properties fo:padding="0.097cm" fo:border-left="0.05pt solid #2b3789" fo:border-right="none" fo:border-top="none" fo:border-bottom="0.05pt solid #2b3789"/>
    </style:style>
    <style:style style:name="Table5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8" style:family="table-cell">
      <style:table-cell-properties fo:padding="0.097cm" fo:border-left="0.05pt solid #2b3789" fo:border-right="none" fo:border-top="none" fo:border-bottom="0.05pt solid #2b3789"/>
    </style:style>
    <style:style style:name="Table5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9" style:family="table-cell">
      <style:table-cell-properties fo:padding="0.097cm" fo:border-left="0.05pt solid #2b3789" fo:border-right="none" fo:border-top="none" fo:border-bottom="0.05pt solid #2b3789"/>
    </style:style>
    <style:style style:name="Table5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10" style:family="table-cell">
      <style:table-cell-properties fo:padding="0.097cm" fo:border-left="0.05pt solid #2b3789" fo:border-right="none" fo:border-top="none" fo:border-bottom="0.05pt solid #2b3789"/>
    </style:style>
    <style:style style:name="Table5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7" style:family="table">
      <style:table-properties style:width="6.549cm" fo:margin-left="0cm" table:align="left" fo:background-color="#f5f6fa">
        <style:background-image/>
      </style:table-properties>
    </style:style>
    <style:style style:name="Table7.A" style:family="table-column">
      <style:table-column-properties style:column-width="2.593cm"/>
    </style:style>
    <style:style style:name="Table7.B" style:family="table-column">
      <style:table-column-properties style:column-width="3.956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7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7.A2" style:family="table-cell">
      <style:table-cell-properties fo:padding="0.097cm" fo:border-left="0.05pt solid #2b3789" fo:border-right="none" fo:border-top="none" fo:border-bottom="0.05pt solid #2b3789"/>
    </style:style>
    <style:style style:name="Table7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3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4" style:family="table-cell">
      <style:table-cell-properties fo:padding="0.097cm" fo:border-left="0.05pt solid #2b3789" fo:border-right="none" fo:border-top="none" fo:border-bottom="0.05pt solid #2b3789"/>
    </style:style>
    <style:style style:name="Table7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5" style:family="table-cell">
      <style:table-cell-properties fo:padding="0.097cm" fo:border-left="0.05pt solid #2b3789" fo:border-right="none" fo:border-top="none" fo:border-bottom="0.05pt solid #2b3789"/>
    </style:style>
    <style:style style:name="Table7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6" style:family="table-cell">
      <style:table-cell-properties fo:padding="0.097cm" fo:border-left="0.05pt solid #2b3789" fo:border-right="none" fo:border-top="none" fo:border-bottom="0.05pt solid #2b3789"/>
    </style:style>
    <style:style style:name="Table7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7" style:family="table-cell">
      <style:table-cell-properties fo:padding="0.097cm" fo:border-left="0.05pt solid #2b3789" fo:border-right="none" fo:border-top="none" fo:border-bottom="0.05pt solid #2b3789"/>
    </style:style>
    <style:style style:name="Table7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8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9" style:family="table-cell">
      <style:table-cell-properties fo:padding="0.097cm" fo:border-left="0.05pt solid #2b3789" fo:border-right="none" fo:border-top="none" fo:border-bottom="0.05pt solid #2b3789"/>
    </style:style>
    <style:style style:name="Table7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10" style:family="table-row">
      <style:table-row-properties style:min-row-height="4.641cm"/>
    </style:style>
    <style:style style:name="Table7.A10" style:family="table-cell">
      <style:table-cell-properties fo:padding="0.097cm" fo:border-left="0.05pt solid #2b3789" fo:border-right="none" fo:border-top="none" fo:border-bottom="0.05pt solid #2b3789"/>
    </style:style>
    <style:style style:name="Table7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10" style:family="table">
      <style:table-properties style:width="6.549cm" fo:margin-left="0cm" table:align="left" fo:background-color="#f5f6fa">
        <style:background-image/>
      </style:table-properties>
    </style:style>
    <style:style style:name="Table10.A" style:family="table-column">
      <style:table-column-properties style:column-width="6.549cm"/>
    </style:style>
    <style:style style:name="Table10.1" style:family="table-row">
      <style:table-row-properties style:min-row-height="1.296cm"/>
    </style:style>
    <style:style style:name="Table10.A1" style:family="table-cell">
      <style:table-cell-properties fo:padding="0.097cm" fo:border="0.05pt solid #2b3789"/>
    </style:style>
    <style:style style:name="Table3" style:family="table">
      <style:table-properties style:width="13.296cm" fo:margin-left="0cm" fo:margin-top="0cm" fo:margin-bottom="0cm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3.395cm"/>
    </style:style>
    <style:style style:name="Table3.B" style:family="table-column">
      <style:table-column-properties style:column-width="2.514cm"/>
    </style:style>
    <style:style style:name="Table3.C" style:family="table-column">
      <style:table-column-properties style:column-width="7.387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3" style:family="table-cell">
      <style:table-cell-properties fo:padding="0.097cm" fo:border-left="0.05pt solid #2b3789" fo:border-right="none" fo:border-top="none" fo:border-bottom="0.05pt solid #2b3789"/>
    </style:style>
    <style:style style:name="Table3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4" style:family="table-cell">
      <style:table-cell-properties fo:padding="0.097cm" fo:border-left="0.05pt solid #2b3789" fo:border-right="none" fo:border-top="none" fo:border-bottom="0.05pt solid #2b3789"/>
    </style:style>
    <style:style style:name="Table3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5" style:family="table-cell">
      <style:table-cell-properties fo:padding="0.097cm" fo:border-left="0.05pt solid #2b3789" fo:border-right="none" fo:border-top="none" fo:border-bottom="0.05pt solid #2b3789"/>
    </style:style>
    <style:style style:name="Table3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6" style:family="table-cell">
      <style:table-cell-properties fo:padding="0.097cm" fo:border-left="0.05pt solid #2b3789" fo:border-right="none" fo:border-top="none" fo:border-bottom="0.05pt solid #2b3789"/>
    </style:style>
    <style:style style:name="Table3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7" style:family="table-cell">
      <style:table-cell-properties fo:background-color="#f5f6fa" fo:padding="0.097cm" fo:border-left="0.05pt solid #2b3789" fo:border-right="none" fo:border-top="none" fo:border-bottom="0.05pt solid #2b3789">
        <style:background-image/>
      </style:table-cell-properties>
    </style:style>
    <style:style style:name="Table3.B7" style:family="table-cell">
      <style:table-cell-properties fo:padding="0.097cm" fo:border-left="0.05pt solid #2b3789" fo:border-right="none" fo:border-top="none" fo:border-bottom="0.05pt solid #2b3789"/>
    </style:style>
    <style:style style:name="Table3.C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8" style:family="table-cell">
      <style:table-cell-properties fo:padding="0.097cm" fo:border-left="0.05pt solid #2b3789" fo:border-right="none" fo:border-top="none" fo:border-bottom="0.05pt solid #2b3789"/>
    </style:style>
    <style:style style:name="Table3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9" style:family="table-cell">
      <style:table-cell-properties fo:padding="0.097cm" fo:border-left="0.05pt solid #2b3789" fo:border-right="none" fo:border-top="none" fo:border-bottom="0.05pt solid #2b3789"/>
    </style:style>
    <style:style style:name="Table3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0" style:family="table-cell">
      <style:table-cell-properties fo:padding="0.097cm" fo:border-left="0.05pt solid #2b3789" fo:border-right="none" fo:border-top="none" fo:border-bottom="0.05pt solid #2b3789"/>
    </style:style>
    <style:style style:name="Table3.B10" style:family="table-cell">
      <style:table-cell-properties fo:padding="0.097cm" fo:border-left="0.05pt solid #2b3789" fo:border-right="none" fo:border-top="none" fo:border-bottom="0.05pt solid #2b3789"/>
    </style:style>
    <style:style style:name="Table3.C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1" style:family="table-cell">
      <style:table-cell-properties fo:padding="0.097cm" fo:border-left="0.05pt solid #2b3789" fo:border-right="none" fo:border-top="none" fo:border-bottom="0.05pt solid #2b3789"/>
    </style:style>
    <style:style style:name="Table3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2" style:family="table-cell">
      <style:table-cell-properties fo:padding="0.097cm" fo:border-left="0.05pt solid #2b3789" fo:border-right="none" fo:border-top="none" fo:border-bottom="0.05pt solid #2b3789"/>
    </style:style>
    <style:style style:name="Table3.B12" style:family="table-cell">
      <style:table-cell-properties fo:padding="0.097cm" fo:border-left="0.05pt solid #2b3789" fo:border-right="none" fo:border-top="none" fo:border-bottom="0.05pt solid #2b3789"/>
    </style:style>
    <style:style style:name="Table3.C1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3" style:family="table-cell">
      <style:table-cell-properties fo:padding="0.097cm" fo:border-left="0.05pt solid #2b3789" fo:border-right="none" fo:border-top="none" fo:border-bottom="0.05pt solid #2b3789"/>
    </style:style>
    <style:style style:name="Table3.B1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4" style:family="table-cell">
      <style:table-cell-properties fo:padding="0.097cm" fo:border-left="0.05pt solid #2b3789" fo:border-right="none" fo:border-top="none" fo:border-bottom="0.05pt solid #2b3789"/>
    </style:style>
    <style:style style:name="Table3.B1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5" style:family="table-cell">
      <style:table-cell-properties fo:padding="0.097cm" fo:border-left="0.05pt solid #2b3789" fo:border-right="none" fo:border-top="none" fo:border-bottom="0.05pt solid #2b3789"/>
    </style:style>
    <style:style style:name="Table3.B1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6" style:family="table-cell">
      <style:table-cell-properties fo:padding="0.097cm" fo:border-left="0.05pt solid #2b3789" fo:border-right="none" fo:border-top="none" fo:border-bottom="0.05pt solid #2b3789"/>
    </style:style>
    <style:style style:name="Table3.B16" style:family="table-cell">
      <style:table-cell-properties fo:padding="0.097cm" fo:border-left="0.05pt solid #2b3789" fo:border-right="0.05pt solid #2b3789" fo:border-top="none" fo:border-bottom="0.05pt solid #2b3789"/>
    </style:style>
    <style:style style:name="Table4" style:family="table">
      <style:table-properties style:width="6.399cm" fo:margin-left="0cm" fo:margin-top="0cm" fo:margin-bottom="0cm" table:align="left" fo:background-color="#f5f6fa" style:writing-mode="lr-tb">
        <style:background-image/>
      </style:table-properties>
    </style:style>
    <style:style style:name="Table4.A" style:family="table-column">
      <style:table-column-properties style:column-width="2.91cm"/>
    </style:style>
    <style:style style:name="Table4.B" style:family="table-column">
      <style:table-column-properties style:column-width="3.489cm"/>
    </style:style>
    <style:style style:name="Table4.A1" style:family="table-cell">
      <style:table-cell-properties fo:padding="0.097cm" fo:border="0.05pt solid #2b3789"/>
    </style:style>
    <style:style style:name="Table4.A2" style:family="table-cell">
      <style:table-cell-properties fo:padding="0.097cm" fo:border-left="0.05pt solid #2b3789" fo:border-right="none" fo:border-top="none" fo:border-bottom="0.05pt solid #2b3789"/>
    </style:style>
    <style:style style:name="Table4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" style:family="table">
      <style:table-properties style:width="6.549cm" fo:margin-left="0cm" table:align="left" fo:background-color="#f5f6fa">
        <style:background-image/>
      </style:table-properties>
    </style:style>
    <style:style style:name="Table5.A" style:family="table-column">
      <style:table-column-properties style:column-width="2.69cm"/>
    </style:style>
    <style:style style:name="Table5.B" style:family="table-column">
      <style:table-column-properties style:column-width="3.85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5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5.A2" style:family="table-cell">
      <style:table-cell-properties fo:padding="0.097cm" fo:border-left="0.05pt solid #2b3789" fo:border-right="none" fo:border-top="none" fo:border-bottom="0.05pt solid #2b3789"/>
    </style:style>
    <style:style style:name="Table5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3" style:family="table-cell">
      <style:table-cell-properties fo:padding="0.097cm" fo:border-left="0.05pt solid #2b3789" fo:border-right="none" fo:border-top="none" fo:border-bottom="0.05pt solid #2b3789"/>
    </style:style>
    <style:style style:name="Table5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4" style:family="table-cell">
      <style:table-cell-properties fo:padding="0.097cm" fo:border-left="0.05pt solid #2b3789" fo:border-right="none" fo:border-top="none" fo:border-bottom="0.05pt solid #2b3789"/>
    </style:style>
    <style:style style:name="Table5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5" style:family="table-cell">
      <style:table-cell-properties fo:padding="0.097cm" fo:border-left="0.05pt solid #2b3789" fo:border-right="none" fo:border-top="none" fo:border-bottom="0.05pt solid #2b3789"/>
    </style:style>
    <style:style style:name="Table5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6" style:family="table-cell">
      <style:table-cell-properties fo:padding="0.097cm" fo:border-left="0.05pt solid #2b3789" fo:border-right="none" fo:border-top="none" fo:border-bottom="0.05pt solid #2b3789"/>
    </style:style>
    <style:style style:name="Table5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7" style:family="table-cell">
      <style:table-cell-properties fo:padding="0.097cm" fo:border-left="0.05pt solid #2b3789" fo:border-right="none" fo:border-top="none" fo:border-bottom="0.05pt solid #2b3789"/>
    </style:style>
    <style:style style:name="Table5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8" style:family="table-cell">
      <style:table-cell-properties fo:padding="0.097cm" fo:border-left="0.05pt solid #2b3789" fo:border-right="none" fo:border-top="none" fo:border-bottom="0.05pt solid #2b3789"/>
    </style:style>
    <style:style style:name="Table5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9" style:family="table-cell">
      <style:table-cell-properties fo:padding="0.097cm" fo:border-left="0.05pt solid #2b3789" fo:border-right="none" fo:border-top="none" fo:border-bottom="0.05pt solid #2b3789"/>
    </style:style>
    <style:style style:name="Table5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10" style:family="table-cell">
      <style:table-cell-properties fo:padding="0.097cm" fo:border-left="0.05pt solid #2b3789" fo:border-right="none" fo:border-top="none" fo:border-bottom="0.05pt solid #2b3789"/>
    </style:style>
    <style:style style:name="Table5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7" style:family="table">
      <style:table-properties style:width="6.549cm" fo:margin-left="0cm" table:align="left" fo:background-color="#f5f6fa">
        <style:background-image/>
      </style:table-properties>
    </style:style>
    <style:style style:name="Table7.A" style:family="table-column">
      <style:table-column-properties style:column-width="2.593cm"/>
    </style:style>
    <style:style style:name="Table7.B" style:family="table-column">
      <style:table-column-properties style:column-width="3.956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7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7.A2" style:family="table-cell">
      <style:table-cell-properties fo:padding="0.097cm" fo:border-left="0.05pt solid #2b3789" fo:border-right="none" fo:border-top="none" fo:border-bottom="0.05pt solid #2b3789"/>
    </style:style>
    <style:style style:name="Table7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3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4" style:family="table-cell">
      <style:table-cell-properties fo:padding="0.097cm" fo:border-left="0.05pt solid #2b3789" fo:border-right="none" fo:border-top="none" fo:border-bottom="0.05pt solid #2b3789"/>
    </style:style>
    <style:style style:name="Table7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5" style:family="table-cell">
      <style:table-cell-properties fo:padding="0.097cm" fo:border-left="0.05pt solid #2b3789" fo:border-right="none" fo:border-top="none" fo:border-bottom="0.05pt solid #2b3789"/>
    </style:style>
    <style:style style:name="Table7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6" style:family="table-cell">
      <style:table-cell-properties fo:padding="0.097cm" fo:border-left="0.05pt solid #2b3789" fo:border-right="none" fo:border-top="none" fo:border-bottom="0.05pt solid #2b3789"/>
    </style:style>
    <style:style style:name="Table7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7" style:family="table-cell">
      <style:table-cell-properties fo:padding="0.097cm" fo:border-left="0.05pt solid #2b3789" fo:border-right="none" fo:border-top="none" fo:border-bottom="0.05pt solid #2b3789"/>
    </style:style>
    <style:style style:name="Table7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8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9" style:family="table-cell">
      <style:table-cell-properties fo:padding="0.097cm" fo:border-left="0.05pt solid #2b3789" fo:border-right="none" fo:border-top="none" fo:border-bottom="0.05pt solid #2b3789"/>
    </style:style>
    <style:style style:name="Table7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10" style:family="table-row">
      <style:table-row-properties style:min-row-height="4.641cm"/>
    </style:style>
    <style:style style:name="Table7.A10" style:family="table-cell">
      <style:table-cell-properties fo:padding="0.097cm" fo:border-left="0.05pt solid #2b3789" fo:border-right="none" fo:border-top="none" fo:border-bottom="0.05pt solid #2b3789"/>
    </style:style>
    <style:style style:name="Table7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9" style:family="table">
      <style:table-properties style:width="20.2cm" fo:break-before="auto" fo:break-after="auto" table:align="margins" fo:background-color="#dbe9d6">
        <style:background-image/>
      </style:table-properties>
    </style:style>
    <style:style style:name="Table9.A" style:family="table-column">
      <style:table-column-properties style:column-width="10.098cm" style:rel-column-width="32761*"/>
    </style:style>
    <style:style style:name="Table9.B" style:family="table-column">
      <style:table-column-properties style:column-width="10.102cm" style:rel-column-width="32774*"/>
    </style:style>
    <style:style style:name="Table9.1" style:family="table-row">
      <style:table-row-properties fo:background-color="#dbe2ed">
        <style:background-image/>
      </style:table-row-properties>
    </style:style>
    <style:style style:name="Table9.A1" style:family="table-cell">
      <style:table-cell-properties fo:background-color="#dbe2ed" fo:padding="0.097cm" fo:border="none">
        <style:background-image/>
      </style:table-cell-properties>
    </style:style>
    <style:style style:name="Table9.2" style:family="table-row">
      <style:table-row-properties fo:background-color="transparent">
        <style:background-image/>
      </style:table-row-properties>
    </style:style>
    <style:style style:name="Table9.A2" style:family="table-cell">
      <style:table-cell-properties fo:background-color="#dbe9d6" fo:padding="0.097cm" fo:border="none">
        <style:background-image/>
      </style:table-cell-properties>
    </style:style>
    <style:style style:name="Table9.B2" style:family="table-cell">
      <style:table-cell-properties fo:background-color="transparent" fo:padding="0.097cm" fo:border="none">
        <style:background-image/>
      </style:table-cell-properties>
    </style:style>
    <style:style style:name="Table6" style:family="table">
      <style:table-properties style:width="9.901cm" fo:margin-left="0cm" table:align="left" fo:background-color="#f5f6fa">
        <style:background-image/>
      </style:table-properties>
    </style:style>
    <style:style style:name="Table6.A" style:family="table-column">
      <style:table-column-properties style:column-width="2.487cm"/>
    </style:style>
    <style:style style:name="Table6.B" style:family="table-column">
      <style:table-column-properties style:column-width="7.414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6.A2" style:family="table-cell">
      <style:table-cell-properties fo:padding="0.097cm" fo:border-left="0.05pt solid #2b3789" fo:border-right="none" fo:border-top="none" fo:border-bottom="0.05pt solid #2b3789"/>
    </style:style>
    <style:style style:name="Table6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3" style:family="table-cell">
      <style:table-cell-properties fo:padding="0.097cm" fo:border-left="0.05pt solid #2b3789" fo:border-right="none" fo:border-top="none" fo:border-bottom="0.05pt solid #2b3789"/>
    </style:style>
    <style:style style:name="Table6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4" style:family="table-cell">
      <style:table-cell-properties fo:padding="0.097cm" fo:border-left="0.05pt solid #2b3789" fo:border-right="none" fo:border-top="none" fo:border-bottom="0.05pt solid #2b3789"/>
    </style:style>
    <style:style style:name="Table6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5" style:family="table-cell">
      <style:table-cell-properties fo:padding="0.097cm" fo:border-left="0.05pt solid #2b3789" fo:border-right="none" fo:border-top="none" fo:border-bottom="0.05pt solid #2b3789"/>
    </style:style>
    <style:style style:name="Table6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6" style:family="table-cell">
      <style:table-cell-properties fo:padding="0.097cm" fo:border-left="0.05pt solid #2b3789" fo:border-right="none" fo:border-top="none" fo:border-bottom="0.05pt solid #2b3789"/>
    </style:style>
    <style:style style:name="Table6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7" style:family="table-cell">
      <style:table-cell-properties fo:padding="0.097cm" fo:border-left="0.05pt solid #2b3789" fo:border-right="none" fo:border-top="none" fo:border-bottom="0.05pt solid #2b3789"/>
    </style:style>
    <style:style style:name="Table6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8" style:family="table-cell">
      <style:table-cell-properties fo:padding="0.097cm" fo:border-left="0.05pt solid #2b3789" fo:border-right="none" fo:border-top="none" fo:border-bottom="0.05pt solid #2b3789"/>
    </style:style>
    <style:style style:name="Table6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11" style:family="table">
      <style:table-properties style:width="9.901cm" fo:margin-left="0cm" table:align="left" fo:background-color="#f5f6fa">
        <style:background-image/>
      </style:table-properties>
    </style:style>
    <style:style style:name="Table11.A" style:family="table-column">
      <style:table-column-properties style:column-width="3.598cm"/>
    </style:style>
    <style:style style:name="Table11.B" style:family="table-column">
      <style:table-column-properties style:column-width="6.302cm"/>
    </style:style>
    <style:style style:name="Table11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11.B1" style:family="table-cell">
      <style:table-cell-properties fo:padding="0.097cm" fo:border="0.05pt solid #2b3789"/>
    </style:style>
    <style:style style:name="Table11.A2" style:family="table-cell">
      <style:table-cell-properties fo:padding="0.097cm" fo:border-left="0.05pt solid #2b3789" fo:border-right="none" fo:border-top="none" fo:border-bottom="0.05pt solid #2b3789"/>
    </style:style>
    <style:style style:name="Table11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1" style:family="table">
      <style:table-properties style:width="9.91cm" table:align="margins" fo:background-color="#f5f6fa">
        <style:background-image/>
      </style:table-properties>
    </style:style>
    <style:style style:name="Table1.A" style:family="table-column">
      <style:table-column-properties style:column-width="9.91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14" style:family="table">
      <style:table-properties style:width="9.91cm" table:align="left" fo:background-color="#f5ece7">
        <style:background-image/>
      </style:table-properties>
    </style:style>
    <style:style style:name="Table14.A" style:family="table-column">
      <style:table-column-properties style:column-width="9.91cm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transparent" fo:padding="0.097cm" fo:border="0.05pt solid #c48177">
        <style:background-image/>
      </style:table-cell-properties>
    </style:style>
    <style:style style:name="Table14.A2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3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4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5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6" style:family="table-cell">
      <style:table-cell-properties fo:padding="0.097cm" fo:border-left="0.05pt solid #c48177" fo:border-right="0.05pt solid #c48177" fo:border-top="none" fo:border-bottom="0.05pt solid #c48177"/>
    </style:style>
    <style:style style:name="Table8" style:family="table">
      <style:table-properties style:width="9.902cm" table:align="margins" fo:background-color="#f4f9f3">
        <style:background-image/>
      </style:table-properties>
    </style:style>
    <style:style style:name="Table8.A" style:family="table-column">
      <style:table-column-properties style:column-width="3.889cm" style:rel-column-width="25740*"/>
    </style:style>
    <style:style style:name="Table8.B" style:family="table-column">
      <style:table-column-properties style:column-width="6.013cm" style:rel-column-width="3979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097cm" fo:border="0.05pt solid #92bf7f">
        <style:background-image/>
      </style:table-cell-properties>
    </style:style>
    <style:style style:name="Table8.A2" style:family="table-cell">
      <style:table-cell-properties fo:padding="0.097cm" fo:border-left="0.05pt solid #92bf7f" fo:border-right="none" fo:border-top="none" fo:border-bottom="0.05pt solid #92bf7f"/>
    </style:style>
    <style:style style:name="Table8.B2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3" style:family="table-cell">
      <style:table-cell-properties fo:padding="0.097cm" fo:border-left="0.05pt solid #92bf7f" fo:border-right="none" fo:border-top="none" fo:border-bottom="0.05pt solid #92bf7f"/>
    </style:style>
    <style:style style:name="Table8.B3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4" style:family="table-cell">
      <style:table-cell-properties fo:padding="0.097cm" fo:border-left="0.05pt solid #92bf7f" fo:border-right="none" fo:border-top="none" fo:border-bottom="0.05pt solid #92bf7f"/>
    </style:style>
    <style:style style:name="Table8.B4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5" style:family="table-cell">
      <style:table-cell-properties fo:padding="0.097cm" fo:border-left="0.05pt solid #92bf7f" fo:border-right="none" fo:border-top="none" fo:border-bottom="0.05pt solid #92bf7f"/>
    </style:style>
    <style:style style:name="Table8.B5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6" style:family="table-cell">
      <style:table-cell-properties fo:padding="0.097cm" fo:border-left="0.05pt solid #92bf7f" fo:border-right="none" fo:border-top="none" fo:border-bottom="0.05pt solid #92bf7f"/>
    </style:style>
    <style:style style:name="Table8.B6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7" style:family="table-cell">
      <style:table-cell-properties fo:padding="0.097cm" fo:border-left="0.05pt solid #92bf7f" fo:border-right="none" fo:border-top="none" fo:border-bottom="0.05pt solid #92bf7f"/>
    </style:style>
    <style:style style:name="Table8.B7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8" style:family="table-cell">
      <style:table-cell-properties fo:padding="0.097cm" fo:border-left="0.05pt solid #92bf7f" fo:border-right="none" fo:border-top="none" fo:border-bottom="0.05pt solid #92bf7f"/>
    </style:style>
    <style:style style:name="Table8.B8" style:family="table-cell">
      <style:table-cell-properties fo:padding="0.097cm" fo:border-left="0.05pt solid #92bf7f" fo:border-right="0.05pt solid #92bf7f" fo:border-top="none" fo:border-bottom="0.05pt solid #92bf7f"/>
    </style:style>
    <style:style style:name="Table6" style:family="table">
      <style:table-properties style:width="9.901cm" fo:margin-left="0cm" table:align="left" fo:background-color="#f5f6fa">
        <style:background-image/>
      </style:table-properties>
    </style:style>
    <style:style style:name="Table6.A" style:family="table-column">
      <style:table-column-properties style:column-width="2.487cm"/>
    </style:style>
    <style:style style:name="Table6.B" style:family="table-column">
      <style:table-column-properties style:column-width="7.414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6.A2" style:family="table-cell">
      <style:table-cell-properties fo:padding="0.097cm" fo:border-left="0.05pt solid #2b3789" fo:border-right="none" fo:border-top="none" fo:border-bottom="0.05pt solid #2b3789"/>
    </style:style>
    <style:style style:name="Table6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3" style:family="table-cell">
      <style:table-cell-properties fo:padding="0.097cm" fo:border-left="0.05pt solid #2b3789" fo:border-right="none" fo:border-top="none" fo:border-bottom="0.05pt solid #2b3789"/>
    </style:style>
    <style:style style:name="Table6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4" style:family="table-cell">
      <style:table-cell-properties fo:padding="0.097cm" fo:border-left="0.05pt solid #2b3789" fo:border-right="none" fo:border-top="none" fo:border-bottom="0.05pt solid #2b3789"/>
    </style:style>
    <style:style style:name="Table6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5" style:family="table-cell">
      <style:table-cell-properties fo:padding="0.097cm" fo:border-left="0.05pt solid #2b3789" fo:border-right="none" fo:border-top="none" fo:border-bottom="0.05pt solid #2b3789"/>
    </style:style>
    <style:style style:name="Table6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6" style:family="table-cell">
      <style:table-cell-properties fo:padding="0.097cm" fo:border-left="0.05pt solid #2b3789" fo:border-right="none" fo:border-top="none" fo:border-bottom="0.05pt solid #2b3789"/>
    </style:style>
    <style:style style:name="Table6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7" style:family="table-cell">
      <style:table-cell-properties fo:padding="0.097cm" fo:border-left="0.05pt solid #2b3789" fo:border-right="none" fo:border-top="none" fo:border-bottom="0.05pt solid #2b3789"/>
    </style:style>
    <style:style style:name="Table6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8" style:family="table-cell">
      <style:table-cell-properties fo:padding="0.097cm" fo:border-left="0.05pt solid #2b3789" fo:border-right="none" fo:border-top="none" fo:border-bottom="0.05pt solid #2b3789"/>
    </style:style>
    <style:style style:name="Table6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11" style:family="table">
      <style:table-properties style:width="9.901cm" fo:margin-left="0cm" table:align="left" fo:background-color="#f5f6fa">
        <style:background-image/>
      </style:table-properties>
    </style:style>
    <style:style style:name="Table11.A" style:family="table-column">
      <style:table-column-properties style:column-width="3.598cm"/>
    </style:style>
    <style:style style:name="Table11.B" style:family="table-column">
      <style:table-column-properties style:column-width="6.302cm"/>
    </style:style>
    <style:style style:name="Table11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11.B1" style:family="table-cell">
      <style:table-cell-properties fo:padding="0.097cm" fo:border="0.05pt solid #2b3789"/>
    </style:style>
    <style:style style:name="Table11.A2" style:family="table-cell">
      <style:table-cell-properties fo:padding="0.097cm" fo:border-left="0.05pt solid #2b3789" fo:border-right="none" fo:border-top="none" fo:border-bottom="0.05pt solid #2b3789"/>
    </style:style>
    <style:style style:name="Table11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1" style:family="table">
      <style:table-properties style:width="9.91cm" table:align="margins" fo:background-color="#f5f6fa">
        <style:background-image/>
      </style:table-properties>
    </style:style>
    <style:style style:name="Table1.A" style:family="table-column">
      <style:table-column-properties style:column-width="9.91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14" style:family="table">
      <style:table-properties style:width="9.91cm" table:align="left" fo:background-color="#f5ece7">
        <style:background-image/>
      </style:table-properties>
    </style:style>
    <style:style style:name="Table14.A" style:family="table-column">
      <style:table-column-properties style:column-width="9.91cm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transparent" fo:padding="0.097cm" fo:border="0.05pt solid #c48177">
        <style:background-image/>
      </style:table-cell-properties>
    </style:style>
    <style:style style:name="Table14.A2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3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4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5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6" style:family="table-cell">
      <style:table-cell-properties fo:padding="0.097cm" fo:border-left="0.05pt solid #c48177" fo:border-right="0.05pt solid #c48177" fo:border-top="none" fo:border-bottom="0.05pt solid #c48177"/>
    </style:style>
    <style:style style:name="Table8" style:family="table">
      <style:table-properties style:width="9.902cm" table:align="margins" fo:background-color="#f4f9f3">
        <style:background-image/>
      </style:table-properties>
    </style:style>
    <style:style style:name="Table8.A" style:family="table-column">
      <style:table-column-properties style:column-width="3.889cm" style:rel-column-width="25740*"/>
    </style:style>
    <style:style style:name="Table8.B" style:family="table-column">
      <style:table-column-properties style:column-width="6.013cm" style:rel-column-width="3979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097cm" fo:border="0.05pt solid #92bf7f">
        <style:background-image/>
      </style:table-cell-properties>
    </style:style>
    <style:style style:name="Table8.A2" style:family="table-cell">
      <style:table-cell-properties fo:padding="0.097cm" fo:border-left="0.05pt solid #92bf7f" fo:border-right="none" fo:border-top="none" fo:border-bottom="0.05pt solid #92bf7f"/>
    </style:style>
    <style:style style:name="Table8.B2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3" style:family="table-cell">
      <style:table-cell-properties fo:padding="0.097cm" fo:border-left="0.05pt solid #92bf7f" fo:border-right="none" fo:border-top="none" fo:border-bottom="0.05pt solid #92bf7f"/>
    </style:style>
    <style:style style:name="Table8.B3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4" style:family="table-cell">
      <style:table-cell-properties fo:padding="0.097cm" fo:border-left="0.05pt solid #92bf7f" fo:border-right="none" fo:border-top="none" fo:border-bottom="0.05pt solid #92bf7f"/>
    </style:style>
    <style:style style:name="Table8.B4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5" style:family="table-cell">
      <style:table-cell-properties fo:padding="0.097cm" fo:border-left="0.05pt solid #92bf7f" fo:border-right="none" fo:border-top="none" fo:border-bottom="0.05pt solid #92bf7f"/>
    </style:style>
    <style:style style:name="Table8.B5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6" style:family="table-cell">
      <style:table-cell-properties fo:padding="0.097cm" fo:border-left="0.05pt solid #92bf7f" fo:border-right="none" fo:border-top="none" fo:border-bottom="0.05pt solid #92bf7f"/>
    </style:style>
    <style:style style:name="Table8.B6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7" style:family="table-cell">
      <style:table-cell-properties fo:padding="0.097cm" fo:border-left="0.05pt solid #92bf7f" fo:border-right="none" fo:border-top="none" fo:border-bottom="0.05pt solid #92bf7f"/>
    </style:style>
    <style:style style:name="Table8.B7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8" style:family="table-cell">
      <style:table-cell-properties fo:padding="0.097cm" fo:border-left="0.05pt solid #92bf7f" fo:border-right="none" fo:border-top="none" fo:border-bottom="0.05pt solid #92bf7f"/>
    </style:style>
    <style:style style:name="Table8.B8" style:family="table-cell">
      <style:table-cell-properties fo:padding="0.097cm" fo:border-left="0.05pt solid #92bf7f" fo:border-right="0.05pt solid #92bf7f" fo:border-top="none" fo:border-bottom="0.05pt solid #92bf7f"/>
    </style:style>
    <style:style style:name="Table10" style:family="table">
      <style:table-properties style:width="6.549cm" fo:margin-left="0cm" table:align="left" fo:background-color="#f5f6fa">
        <style:background-image/>
      </style:table-properties>
    </style:style>
    <style:style style:name="Table10.A" style:family="table-column">
      <style:table-column-properties style:column-width="6.549cm"/>
    </style:style>
    <style:style style:name="Table10.1" style:family="table-row">
      <style:table-row-properties style:min-row-height="1.296cm"/>
    </style:style>
    <style:style style:name="Table10.A1" style:family="table-cell">
      <style:table-cell-properties fo:padding="0.097cm" fo:border="0.05pt solid #2b3789"/>
    </style:style>
    <style:style style:name="P1" style:family="paragraph" style:parent-style-name="Header">
      <style:text-properties officeooo:paragraph-rsid="0016abef"/>
    </style:style>
    <style:style style:name="P2" style:family="paragraph" style:parent-style-name="Standard">
      <style:text-properties officeooo:paragraph-rsid="0016abef"/>
    </style:style>
    <style:style style:name="P3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3e6f1c" officeooo:paragraph-rsid="003e6f1c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42c600" officeooo:paragraph-rsid="0042c600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417323" officeooo:paragraph-rsid="006706eb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6a5c87" officeooo:paragraph-rsid="006a5c87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37f642" officeooo:paragraph-rsid="003e6f1c" style:font-name-asian="Microsoft YaHei" style:font-size-asian="9pt" style:font-weight-asian="normal" style:font-name-complex="Lucida Sans" style:font-size-complex="9pt" style:font-weight-complex="normal"/>
    </style:style>
    <style:style style:name="P8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89b5e" style:font-size-asian="9pt" style:font-size-complex="9pt"/>
    </style:style>
    <style:style style:name="P9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a3404" style:font-size-asian="9pt" style:font-size-complex="9pt"/>
    </style:style>
    <style:style style:name="P10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75248c" style:font-size-asian="9pt" style:font-size-complex="9pt"/>
    </style:style>
    <style:style style:name="P11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1" fo:font-size="9pt" officeooo:rsid="0020e979" officeooo:paragraph-rsid="0072c857" style:font-size-asian="9pt" style:font-size-complex="9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.035cm" fo:margin-bottom="0.035cm" style:contextual-spacing="false"/>
      <style:text-properties style:font-name="Calibri1" fo:font-size="9pt" officeooo:rsid="003c7ead" officeooo:paragraph-rsid="003c7ead" style:font-size-asian="9pt" style:font-name-complex="Courier New" style:font-size-complex="9pt"/>
    </style:style>
    <style:style style:name="P13" style:family="paragraph" style:parent-style-name="Standard">
      <style:paragraph-properties fo:margin-top="0.035cm" fo:margin-bottom="0.035cm" style:contextual-spacing="false"/>
      <style:text-properties style:font-name="Calibri1" fo:font-size="9pt" officeooo:rsid="003e6f1c" officeooo:paragraph-rsid="003e6f1c" style:font-size-asian="9pt" style:font-name-complex="Courier New" style:font-size-complex="9pt"/>
    </style:style>
    <style:style style:name="P14" style:family="paragraph" style:parent-style-name="Standard">
      <style:paragraph-properties fo:margin-top="0.035cm" fo:margin-bottom="0.035cm" style:contextual-spacing="false"/>
      <style:text-properties style:font-name="Calibri1" fo:font-size="9pt" officeooo:rsid="00417323" officeooo:paragraph-rsid="00417323" style:font-size-asian="9pt" style:font-name-complex="Courier New" style:font-size-complex="9pt"/>
    </style:style>
    <style:style style:name="P15" style:family="paragraph" style:parent-style-name="Standard">
      <style:paragraph-properties fo:margin-top="0.035cm" fo:margin-bottom="0.035cm" style:contextual-spacing="false"/>
      <style:text-properties style:font-name="Calibri1" fo:font-size="9pt" officeooo:rsid="0042c600" officeooo:paragraph-rsid="0042c600" style:font-size-asian="9pt" style:font-name-complex="Courier New" style:font-size-complex="9pt"/>
    </style:style>
    <style:style style:name="P16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89b5e" style:font-size-asian="9pt" style:font-name-complex="Courier New" style:font-size-complex="9pt"/>
    </style:style>
    <style:style style:name="P17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be741" style:font-size-asian="9pt" style:font-name-complex="Courier New" style:font-size-complex="9pt"/>
    </style:style>
    <style:style style:name="P18" style:family="paragraph" style:parent-style-name="Standard">
      <style:paragraph-properties fo:margin-top="0.035cm" fo:margin-bottom="0.035cm" style:contextual-spacing="false"/>
      <style:text-properties style:font-name="Calibri1" fo:font-size="9pt" officeooo:rsid="00357f45" officeooo:paragraph-rsid="00363550" style:font-size-asian="9pt" style:font-name-complex="Courier New" style:font-size-complex="9pt"/>
    </style:style>
    <style:style style:name="P19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rsid="00357f45" officeooo:paragraph-rsid="006c853f" style:font-size-asian="9pt" style:font-name-complex="Courier New" style:font-size-complex="9pt"/>
    </style:style>
    <style:style style:name="P20" style:family="paragraph" style:parent-style-name="Standard">
      <style:paragraph-properties fo:margin-top="0.035cm" fo:margin-bottom="0.071cm" style:contextual-spacing="false" fo:text-align="start" style:justify-single-word="false"/>
      <style:text-properties style:font-name="Calibri1" fo:font-size="9pt" officeooo:rsid="00357f45" officeooo:paragraph-rsid="006c853f" style:font-size-asian="9pt" style:font-name-complex="Courier New" style:font-size-complex="9pt"/>
    </style:style>
    <style:style style:name="P21" style:family="paragraph" style:parent-style-name="Standard">
      <style:paragraph-properties fo:margin-top="0.035cm" fo:margin-bottom="0.035cm" style:contextual-spacing="false"/>
      <style:text-properties style:font-name="Calibri1" fo:font-size="9pt" officeooo:paragraph-rsid="00363550" style:font-size-asian="9pt" style:font-name-complex="Courier New" style:font-size-complex="9pt"/>
    </style:style>
    <style:style style:name="P22" style:family="paragraph" style:parent-style-name="Standard">
      <style:paragraph-properties fo:margin-top="0.035cm" fo:margin-bottom="0.035cm" style:contextual-spacing="false"/>
      <style:text-properties style:font-name="Calibri1" fo:font-size="9pt" officeooo:rsid="00676dde" officeooo:paragraph-rsid="00676dde" style:font-size-asian="9pt" style:font-name-complex="Courier New" style:font-size-complex="9pt"/>
    </style:style>
    <style:style style:name="P23" style:family="paragraph" style:parent-style-name="Standard">
      <style:paragraph-properties fo:margin-top="0.035cm" fo:margin-bottom="0.071cm" style:contextual-spacing="false"/>
      <style:text-properties style:font-name="Calibri1" fo:font-size="9pt" officeooo:paragraph-rsid="006c853f" style:font-size-asian="9pt" style:font-name-complex="Courier New" style:font-size-complex="9pt"/>
    </style:style>
    <style:style style:name="P24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1" fo:font-size="9pt" officeooo:rsid="0020e979" officeooo:paragraph-rsid="0072c857" style:font-size-asian="9pt" style:font-name-complex="Courier New" style:font-size-complex="9pt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rsid="00189b5e" officeooo:paragraph-rsid="001d3346" style:font-size-asian="9pt" style:font-name-complex="Courier New" style:font-size-complex="9pt"/>
    </style:style>
    <style:style style:name="P26" style:family="paragraph" style:parent-style-name="Table_20_Contents">
      <style:paragraph-properties fo:margin-top="0.035cm" fo:margin-bottom="0.035cm" style:contextual-spacing="false" fo:text-align="start" style:justify-single-word="false"/>
      <style:text-properties style:font-name="Calibri1" fo:font-size="9pt" fo:font-style="normal" officeooo:rsid="0033bc01" officeooo:paragraph-rsid="0039b3d9" style:font-size-asian="9pt" style:font-style-asian="normal" style:font-name-complex="Courier New" style:font-size-complex="9pt" style:font-style-complex="normal"/>
    </style:style>
    <style:style style:name="P27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fo:font-style="normal" fo:font-weight="normal" officeooo:rsid="0037f642" officeooo:paragraph-rsid="006a5c87" style:font-name-asian="Microsoft YaHei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8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6c853f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9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6ce77a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30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6ce77a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 fo:margin-top="0.035cm" fo:margin-bottom="0.035cm" style:contextual-spacing="false"/>
      <style:text-properties style:font-name="Calibri1" fo:font-size="9pt" fo:font-style="normal" fo:font-weight="bold" officeooo:rsid="006ce77a" officeooo:paragraph-rsid="006ce77a" style:font-size-asian="9pt" style:font-style-asian="normal" style:font-weight-asian="bold" style:font-name-complex="Courier New" style:font-size-complex="9pt" style:font-style-complex="normal" style:font-weight-complex="bold"/>
    </style:style>
    <style:style style:name="P32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1" fo:font-size="9pt" fo:font-style="italic" officeooo:rsid="0033bc01" officeooo:paragraph-rsid="0033bc01" style:font-size-asian="9pt" style:font-style-asian="italic" style:font-size-complex="9pt" style:font-style-complex="italic"/>
    </style:style>
    <style:style style:name="P33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1" fo:font-size="9pt" fo:font-style="italic" officeooo:rsid="0033bc01" officeooo:paragraph-rsid="0033bc01" style:font-size-asian="9pt" style:font-style-asian="italic" style:font-name-complex="Courier New" style:font-size-complex="9pt" style:font-style-complex="italic"/>
    </style:style>
    <style:style style:name="P34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1" fo:font-size="9pt" fo:font-style="italic" officeooo:rsid="0033bc01" officeooo:paragraph-rsid="0075248c" style:font-size-asian="9pt" style:font-style-asian="italic" style:font-name-complex="Courier New" style:font-size-complex="9pt" style:font-style-complex="italic"/>
    </style:style>
    <style:style style:name="P35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1" fo:font-size="9pt" fo:font-style="italic" officeooo:rsid="001be741" officeooo:paragraph-rsid="0033bc01" style:font-size-asian="9pt" style:font-style-asian="italic" style:font-name-complex="Courier New" style:font-size-complex="9pt" style:font-style-complex="italic"/>
    </style:style>
    <style:style style:name="P36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1" fo:font-size="9pt" fo:font-style="italic" officeooo:rsid="00189b5e" officeooo:paragraph-rsid="003bc8b9" style:font-size-asian="9pt" style:font-style-asian="italic" style:font-name-complex="Courier New" style:font-size-complex="9pt" style:font-style-complex="italic"/>
    </style:style>
    <style:style style:name="P37" style:family="paragraph" style:parent-style-name="Standard">
      <style:paragraph-properties fo:margin-top="0.035cm" fo:margin-bottom="0.035cm" style:contextual-spacing="false"/>
      <style:text-properties style:font-name="Calibri1" fo:font-size="9pt" fo:font-weight="bold" officeooo:rsid="006ce77a" officeooo:paragraph-rsid="006ce77a" style:font-size-asian="9pt" style:font-weight-asian="bold" style:font-name-complex="Courier New" style:font-size-complex="9pt" style:font-weight-complex="bold"/>
    </style:style>
    <style:style style:name="P38" style:family="paragraph" style:parent-style-name="Standard">
      <style:text-properties style:font-name="Bahnschrift Light" fo:font-size="8pt" officeooo:paragraph-rsid="0048eee1" style:font-size-asian="8pt" style:font-size-complex="8pt"/>
    </style:style>
    <style:style style:name="P39" style:family="paragraph" style:parent-style-name="Preformatted_20_Text">
      <style:text-properties style:font-name="Bahnschrift Light" fo:font-size="8pt" style:font-size-asian="8pt" style:font-size-complex="8pt"/>
    </style:style>
    <style:style style:name="P40" style:family="paragraph" style:parent-style-name="Preformatted_20_Text">
      <style:text-properties style:font-name="Bahnschrift Light" fo:font-size="8pt" officeooo:paragraph-rsid="00350115" style:font-size-asian="8pt" style:font-size-complex="8pt"/>
    </style:style>
    <style:style style:name="P41" style:family="paragraph" style:parent-style-name="Preformatted_20_Text">
      <style:text-properties style:font-name="Bahnschrift Light" fo:font-size="8pt" officeooo:paragraph-rsid="00606480" style:font-size-asian="8pt" style:font-size-complex="8pt"/>
    </style:style>
    <style:style style:name="P42" style:family="paragraph" style:parent-style-name="Standard">
      <style:text-properties style:font-name="Bahnschrift Light" fo:font-size="8pt" style:font-size-asian="8pt" style:font-size-complex="8pt"/>
    </style:style>
    <style:style style:name="P43" style:family="paragraph" style:parent-style-name="Preformatted_20_Text">
      <style:text-properties style:font-name="Bahnschrift Light" fo:font-size="8pt" officeooo:paragraph-rsid="0079506e" style:font-size-asian="8pt" style:font-size-complex="8pt"/>
    </style:style>
    <style:style style:name="P44" style:family="paragraph" style:parent-style-name="Table_20_Contents">
      <style:text-properties style:font-name="Bahnschrift Light" fo:font-size="8pt" officeooo:paragraph-rsid="0072c857" style:font-size-asian="8pt" style:font-size-complex="8pt"/>
    </style:style>
    <style:style style:name="P45" style:family="paragraph" style:parent-style-name="Preformatted_20_Text">
      <style:text-properties officeooo:paragraph-rsid="0048eee1"/>
    </style:style>
    <style:style style:name="P46" style:family="paragraph" style:parent-style-name="Standard">
      <style:text-properties officeooo:paragraph-rsid="0048eee1"/>
    </style:style>
    <style:style style:name="P47" style:family="paragraph" style:parent-style-name="Table_20_Contents">
      <style:text-properties style:font-name="Calibri2" fo:font-size="9pt" officeooo:rsid="003c7ead" officeooo:paragraph-rsid="003c7ead" style:font-size-asian="9pt" style:font-size-complex="9pt"/>
    </style:style>
    <style:style style:name="P48" style:family="paragraph" style:parent-style-name="Table_20_Contents">
      <style:text-properties style:font-name="Calibri2" fo:font-size="9pt" officeooo:rsid="003e6f1c" officeooo:paragraph-rsid="003e6f1c" style:font-size-asian="9pt" style:font-size-complex="9pt"/>
    </style:style>
    <style:style style:name="P49" style:family="paragraph" style:parent-style-name="Table_20_Contents">
      <style:text-properties style:font-name="Calibri2" fo:font-size="9pt" officeooo:rsid="0042c600" officeooo:paragraph-rsid="004b8f48" style:font-size-asian="9pt" style:font-size-complex="9pt"/>
    </style:style>
    <style:style style:name="P50" style:family="paragraph" style:parent-style-name="Table_20_Contents">
      <style:text-properties style:font-name="Calibri2" fo:font-size="9pt" officeooo:rsid="006c853f" officeooo:paragraph-rsid="006c853f" style:font-size-asian="9pt" style:font-size-complex="9pt"/>
    </style:style>
    <style:style style:name="P51" style:family="paragraph" style:parent-style-name="Table_20_Contents">
      <style:text-properties style:font-name="Calibri2" fo:font-size="9pt" officeooo:rsid="006ce77a" officeooo:paragraph-rsid="006ce77a" style:font-size-asian="9pt" style:font-size-complex="9pt"/>
    </style:style>
    <style:style style:name="P52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2" fo:font-size="9pt" fo:font-style="italic" officeooo:rsid="00350115" officeooo:paragraph-rsid="003bc8b9" style:font-size-asian="9pt" style:font-style-asian="italic" style:font-name-complex="Courier New" style:font-size-complex="9pt" style:font-style-complex="italic"/>
    </style:style>
    <style:style style:name="P53" style:family="paragraph" style:parent-style-name="Standard">
      <style:text-properties officeooo:paragraph-rsid="004a09d4"/>
    </style:style>
    <style:style style:name="P54" style:family="paragraph" style:parent-style-name="Table_20_Contents">
      <style:paragraph-properties fo:text-align="start" style:justify-single-word="false"/>
      <style:text-properties fo:font-size="9pt" officeooo:paragraph-rsid="001a3404" style:font-size-asian="9pt" style:font-size-complex="9pt"/>
    </style:style>
    <style:style style:name="P55" style:family="paragraph" style:parent-style-name="Table_20_Contents">
      <style:paragraph-properties fo:text-align="start" style:justify-single-word="false"/>
      <style:text-properties fo:font-size="9pt" officeooo:paragraph-rsid="003a6be9" style:font-size-asian="9pt" style:font-size-complex="9pt"/>
    </style:style>
    <style:style style:name="P56" style:family="paragraph" style:parent-style-name="Table_20_Contents">
      <style:paragraph-properties fo:text-align="start" style:justify-single-word="false"/>
      <style:text-properties fo:font-size="9pt" officeooo:paragraph-rsid="003bc8b9" style:font-size-asian="9pt" style:font-size-complex="9pt"/>
    </style:style>
    <style:style style:name="P57" style:family="paragraph" style:parent-style-name="Table_20_Contents">
      <style:paragraph-properties fo:text-align="start" style:justify-single-word="false"/>
      <style:text-properties fo:font-size="9pt" officeooo:paragraph-rsid="0075248c" style:font-size-asian="9pt" style:font-size-complex="9pt"/>
    </style:style>
    <style:style style:name="P58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59" style:family="paragraph" style:parent-style-name="Table_20_Contents">
      <style:paragraph-properties fo:text-align="start" style:justify-single-word="false"/>
      <style:text-properties fo:font-size="9pt" officeooo:rsid="00189b5e" officeooo:paragraph-rsid="00189b5e" style:font-size-asian="9pt" style:font-size-complex="9pt"/>
    </style:style>
    <style:style style:name="P60" style:family="paragraph" style:parent-style-name="Table_20_Contents">
      <style:paragraph-properties fo:text-align="start" style:justify-single-word="false"/>
      <style:text-properties fo:font-size="9pt" officeooo:rsid="00189b5e" officeooo:paragraph-rsid="0053cc72" style:font-size-asian="9pt" style:font-size-complex="9pt"/>
    </style:style>
    <style:style style:name="P61" style:family="paragraph" style:parent-style-name="Table_20_Contents">
      <style:paragraph-properties fo:text-align="start" style:justify-single-word="false"/>
      <style:text-properties fo:font-size="9pt" officeooo:rsid="00189b5e" officeooo:paragraph-rsid="0055daaa" style:font-size-asian="9pt" style:font-size-complex="9pt"/>
    </style:style>
    <style:style style:name="P62" style:family="paragraph" style:parent-style-name="Table_20_Contents">
      <style:paragraph-properties fo:text-align="start" style:justify-single-word="false"/>
      <style:text-properties fo:font-size="9pt" officeooo:rsid="001be741" officeooo:paragraph-rsid="001be741" style:font-size-asian="9pt" style:font-size-complex="9pt"/>
    </style:style>
    <style:style style:name="P63" style:family="paragraph" style:parent-style-name="Table_20_Contents">
      <style:paragraph-properties fo:text-align="start" style:justify-single-word="false"/>
      <style:text-properties fo:font-size="9pt" officeooo:rsid="001e1812" officeooo:paragraph-rsid="003bc8b9" style:font-size-asian="9pt" style:font-size-complex="9pt"/>
    </style:style>
    <style:style style:name="P64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fo:font-size="9pt" officeooo:paragraph-rsid="001771db" style:font-size-asian="9pt" style:font-name-complex="Courier New" style:font-size-complex="9pt" fo:hyphenate="false" fo:hyphenation-remain-char-count="2" fo:hyphenation-push-char-count="2" loext:hyphenation-no-caps="false"/>
    </style:style>
    <style:style style:name="P65" style:family="paragraph" style:parent-style-name="Table_20_Contents">
      <style:paragraph-properties fo:text-align="start" style:justify-single-word="false"/>
      <style:text-properties fo:font-size="9pt" fo:font-weight="bold" officeooo:rsid="00189b5e" officeooo:paragraph-rsid="00189b5e" style:font-size-asian="9pt" style:font-weight-asian="bold" style:font-size-complex="9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font-size="9pt" fo:font-style="italic" officeooo:rsid="003a6be9" officeooo:paragraph-rsid="003a6be9" style:font-size-asian="9pt" style:font-style-asian="italic" style:font-size-complex="9pt" style:font-style-complex="italic"/>
    </style:style>
    <style:style style:name="P67" style:family="paragraph" style:parent-style-name="Table_20_Contents">
      <style:text-properties fo:font-size="9pt" fo:language="fr" fo:country="FR" fo:font-style="normal" fo:font-weight="bold" officeooo:paragraph-rsid="0073b38f" style:font-size-asian="9pt" style:font-style-asian="normal" style:font-weight-asian="bold" style:font-size-complex="9pt" style:font-style-complex="normal"/>
    </style:style>
    <style:style style:name="P68" style:family="paragraph" style:parent-style-name="Table_20_Contents">
      <style:text-properties fo:font-size="9pt" fo:font-style="normal" officeooo:paragraph-rsid="0073b38f" style:font-size-asian="9pt" style:font-style-asian="normal" style:font-size-complex="9pt" style:font-style-complex="normal"/>
    </style:style>
    <style:style style:name="P69" style:family="paragraph" style:parent-style-name="Table_20_Contents">
      <style:text-properties fo:font-size="9pt" fo:font-style="normal" fo:font-weight="bold" officeooo:paragraph-rsid="0073b38f" style:font-size-asian="9pt" style:font-style-asian="normal" style:font-weight-asian="bold" style:font-size-complex="9pt" style:font-style-complex="normal" style:font-weight-complex="bold"/>
    </style:style>
    <style:style style:name="P70" style:family="paragraph" style:parent-style-name="Table_20_Contents">
      <style:text-properties fo:font-size="9pt" fo:font-style="normal" fo:font-weight="normal" officeooo:paragraph-rsid="0073b38f" style:font-size-asian="9pt" style:font-style-asian="normal" style:font-weight-asian="normal" style:font-size-complex="9pt" style:font-style-complex="normal" style:font-weight-complex="normal"/>
    </style:style>
    <style:style style:name="P71" style:family="paragraph" style:parent-style-name="Table_20_Contents">
      <style:text-properties officeooo:rsid="0037f642" officeooo:paragraph-rsid="0037f642" style:font-size-asian="9pt" style:font-size-complex="9pt"/>
    </style:style>
    <style:style style:name="P72" style:family="paragraph" style:parent-style-name="Table_20_Contents">
      <style:paragraph-properties fo:text-align="start" style:justify-single-word="false"/>
      <style:text-properties fo:color="#808080" loext:opacity="100%" fo:font-size="9pt" fo:font-weight="bold" officeooo:rsid="006ad226" officeooo:paragraph-rsid="006ad226" style:font-size-asian="9pt" style:font-weight-asian="bold" style:font-size-complex="9pt" style:font-weight-complex="bold"/>
    </style:style>
    <style:style style:name="P73" style:family="paragraph" style:parent-style-name="Standard">
      <style:text-properties officeooo:paragraph-rsid="006a5c87"/>
    </style:style>
    <style:style style:name="P74" style:family="paragraph" style:parent-style-name="Standard">
      <style:paragraph-properties fo:margin-top="0cm" fo:margin-bottom="0.106cm" style:contextual-spacing="false"/>
      <style:text-properties fo:color="#000000" loext:opacity="100%" style:font-name="Calibri1" fo:font-size="9pt" fo:font-weight="normal" officeooo:rsid="006a5c87" officeooo:paragraph-rsid="006a5c87" style:font-size-asian="9pt" style:font-weight-asian="normal" style:font-size-complex="9pt" style:font-weight-complex="normal"/>
    </style:style>
    <style:style style:name="P75" style:family="paragraph" style:parent-style-name="Standard">
      <style:paragraph-properties fo:margin-top="0.035cm" fo:margin-bottom="0.071cm" style:contextual-spacing="false"/>
      <style:text-properties officeooo:paragraph-rsid="006ce77a"/>
    </style:style>
    <style:style style:name="P76" style:family="paragraph" style:parent-style-name="Standard">
      <style:text-properties officeooo:paragraph-rsid="0072c857"/>
    </style:style>
    <style:style style:name="P77" style:family="paragraph" style:parent-style-name="Table_20_Contents">
      <style:text-properties officeooo:paragraph-rsid="0072c857"/>
    </style:style>
    <style:style style:name="P78" style:family="paragraph" style:parent-style-name="Standard">
      <style:paragraph-properties fo:break-before="auto" fo:break-after="auto"/>
    </style:style>
    <style:style style:name="P79" style:family="paragraph" style:parent-style-name="Table_20_Contents">
      <style:text-properties fo:font-weight="bold" officeooo:rsid="0020bdac" officeooo:paragraph-rsid="0072c857" style:font-weight-asian="bold" style:font-weight-complex="bold"/>
    </style:style>
    <style:style style:name="P80" style:family="paragraph" style:parent-style-name="Table_20_Contents">
      <style:text-properties fo:font-weight="bold" officeooo:paragraph-rsid="0072c857" style:font-weight-asian="bold" style:font-weight-complex="bold"/>
    </style:style>
    <style:style style:name="P81" style:family="paragraph" style:parent-style-name="Table_20_Contents">
      <style:paragraph-properties>
        <style:tab-stops>
          <style:tab-stop style:position="5.503cm"/>
        </style:tab-stops>
      </style:paragraph-properties>
      <style:text-properties officeooo:paragraph-rsid="0072c857"/>
    </style:style>
    <style:style style:name="P82" style:family="paragraph" style:parent-style-name="Table_20_Contents">
      <style:text-properties officeooo:rsid="0023ca8c" officeooo:paragraph-rsid="0072c857"/>
    </style:style>
    <style:style style:name="P83" style:family="paragraph" style:parent-style-name="Table_20_Contents">
      <style:text-properties officeooo:rsid="0020e979" officeooo:paragraph-rsid="0072c857"/>
    </style:style>
    <style:style style:name="P84" style:family="paragraph" style:parent-style-name="Text_20_body">
      <style:text-properties officeooo:paragraph-rsid="0079506e"/>
    </style:style>
    <style:style style:name="P85" style:family="paragraph" style:parent-style-name="Text_20_body">
      <style:text-properties officeooo:rsid="0079506e" officeooo:paragraph-rsid="007aacb0"/>
    </style:style>
    <style:style style:name="P86" style:family="paragraph" style:parent-style-name="Text_20_body">
      <style:text-properties officeooo:paragraph-rsid="007dd107"/>
    </style:style>
    <style:style style:name="P87" style:family="paragraph" style:parent-style-name="Heading_20_1">
      <style:paragraph-properties fo:margin-top="0cm" fo:margin-bottom="0cm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88" style:family="paragraph" style:parent-style-name="Heading_20_1">
      <style:paragraph-properties fo:margin-top="0cm" fo:margin-bottom="0cm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89" style:family="paragraph" style:parent-style-name="Heading_20_1">
      <style:paragraph-properties fo:margin-top="0cm" fo:margin-bottom="0cm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P90" style:family="paragraph" style:parent-style-name="Heading_20_2">
      <style:text-properties style:font-name="Calibri1" officeooo:paragraph-rsid="003bc8b9"/>
    </style:style>
    <style:style style:name="P91" style:family="paragraph" style:parent-style-name="Heading_20_2">
      <style:text-properties style:font-name="Calibri1" officeooo:paragraph-rsid="003c7ead"/>
    </style:style>
    <style:style style:name="P92" style:family="paragraph" style:parent-style-name="Heading_20_2">
      <style:text-properties style:font-name="Calibri1" officeooo:paragraph-rsid="0073b38f"/>
    </style:style>
    <style:style style:name="P93" style:family="paragraph" style:parent-style-name="Heading_20_2">
      <style:text-properties officeooo:paragraph-rsid="0063e06b"/>
    </style:style>
    <style:style style:name="P94" style:family="paragraph" style:parent-style-name="Heading_20_2">
      <style:text-properties officeooo:rsid="00474d45" officeooo:paragraph-rsid="0081c5e3"/>
    </style:style>
    <style:style style:name="P95" style:family="paragraph" style:parent-style-name="Preformatted_20_Text">
      <style:text-properties style:font-name="Bahnschrift Light" fo:font-size="8pt" officeooo:paragraph-rsid="0067353f" style:font-size-asian="8pt" style:font-size-complex="8pt"/>
    </style:style>
    <style:style style:name="P96" style:family="paragraph" style:parent-style-name="Preformatted_20_Text">
      <style:paragraph-properties fo:margin-top="0cm" fo:margin-bottom="0.101cm" style:contextual-spacing="false"/>
      <style:text-properties style:font-name="Bahnschrift Light" fo:font-size="8pt" officeooo:paragraph-rsid="0067353f" style:font-size-asian="8pt" style:font-size-complex="8pt"/>
    </style:style>
    <style:style style:name="P97" style:family="paragraph" style:parent-style-name="Preformatted_20_Text">
      <style:text-properties style:font-name="Bahnschrift Light" fo:font-size="8pt" officeooo:paragraph-rsid="00350115" style:font-size-asian="8pt" style:font-size-complex="8pt"/>
    </style:style>
    <style:style style:name="P98" style:family="paragraph" style:parent-style-name="Preformatted_20_Text">
      <style:paragraph-properties fo:text-align="start" style:justify-single-word="false"/>
      <style:text-properties style:font-name="Bahnschrift Light" fo:font-size="8pt" officeooo:paragraph-rsid="008db932" style:font-size-asian="8pt" style:font-size-complex="8pt"/>
    </style:style>
    <style:style style:name="P99" style:family="paragraph" style:parent-style-name="Preformatted_20_Text">
      <style:text-properties style:font-name="Bahnschrift Light" fo:font-size="8pt" officeooo:paragraph-rsid="008d107d" style:font-size-asian="8pt" style:font-size-complex="8pt"/>
    </style:style>
    <style:style style:name="P100" style:family="paragraph" style:parent-style-name="Preformatted_20_Text">
      <style:text-properties style:font-name="Bahnschrift Light" fo:font-size="8pt" officeooo:paragraph-rsid="008db932" style:font-size-asian="8pt" style:font-size-complex="8pt"/>
    </style:style>
    <style:style style:name="P101" style:family="paragraph" style:parent-style-name="Preformatted_20_Text">
      <style:paragraph-properties fo:margin-top="0cm" fo:margin-bottom="0.101cm" style:contextual-spacing="false"/>
      <style:text-properties style:font-name="Bahnschrift Light" fo:font-size="8pt" officeooo:paragraph-rsid="006d43f8" style:font-size-asian="8pt" style:font-size-complex="8pt"/>
    </style:style>
    <style:style style:name="P102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rsid="008cff7a" officeooo:paragraph-rsid="008cff7a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03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1" fo:font-size="9pt" fo:font-style="italic" officeooo:rsid="0033bc01" officeooo:paragraph-rsid="0033bc01" style:font-size-asian="9pt" style:font-style-asian="italic" style:font-size-complex="9pt" style:font-style-complex="italic"/>
    </style:style>
    <style:style style:name="P104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1" fo:font-size="9pt" fo:font-style="italic" officeooo:rsid="0033bc01" officeooo:paragraph-rsid="0033bc01" style:font-size-asian="9pt" style:font-style-asian="italic" style:font-name-complex="Courier New" style:font-size-complex="9pt" style:font-style-complex="italic"/>
    </style:style>
    <style:style style:name="P105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89b5e" style:font-size-asian="9pt" style:font-name-complex="Courier New" style:font-size-complex="9pt"/>
    </style:style>
    <style:style style:name="P106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a3404" style:font-size-asian="9pt" style:font-name-complex="Courier New" style:font-size-complex="9pt"/>
    </style:style>
    <style:style style:name="P107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be741" style:font-size-asian="9pt" style:font-name-complex="Courier New" style:font-size-complex="9pt"/>
    </style:style>
    <style:style style:name="P108" style:family="paragraph" style:parent-style-name="Standard">
      <style:paragraph-properties fo:margin-top="0.035cm" fo:margin-bottom="0.035cm" style:contextual-spacing="false"/>
      <style:text-properties style:font-name="Calibri1" fo:font-size="9pt" officeooo:paragraph-rsid="008cff7a" style:font-size-asian="9pt" style:font-name-complex="Courier New" style:font-size-complex="9pt"/>
    </style:style>
    <style:style style:name="P109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ee4fa" style:font-size-asian="9pt" style:font-size-complex="9pt"/>
    </style:style>
    <style:style style:name="P110" style:family="paragraph" style:parent-style-name="Standard">
      <style:paragraph-properties fo:margin-top="0.035cm" fo:margin-bottom="0.035cm" style:contextual-spacing="false"/>
      <style:text-properties fo:color="#808080" loext:opacity="100%" style:font-name="Calibri1" fo:font-size="9pt" fo:font-weight="normal" officeooo:rsid="00676dde" officeooo:paragraph-rsid="00676dde" style:font-name-asian="Microsoft YaHei" style:font-size-asian="9pt" style:font-weight-asian="normal" style:font-name-complex="Lucida Sans" style:font-size-complex="9pt" style:font-weight-complex="normal"/>
    </style:style>
    <style:style style:name="P111" style:family="paragraph" style:parent-style-name="Standard">
      <style:text-properties officeooo:paragraph-rsid="008cff7a"/>
    </style:style>
    <style:style style:name="P112" style:family="paragraph" style:parent-style-name="Table_20_Contents">
      <style:paragraph-properties fo:text-align="start" style:justify-single-word="false"/>
      <style:text-properties fo:color="#808080" loext:opacity="100%" fo:font-size="9pt" officeooo:rsid="003a6be9" officeooo:paragraph-rsid="003a6be9" style:font-size-asian="9pt" style:font-size-complex="9pt"/>
    </style:style>
    <style:style style:name="P113" style:family="paragraph" style:parent-style-name="Table_20_Contents">
      <style:text-properties fo:color="#808080" loext:opacity="100%" officeooo:rsid="0084ebf5" officeooo:paragraph-rsid="0084ebf5"/>
    </style:style>
    <style:style style:name="P114" style:family="paragraph" style:parent-style-name="Table_20_Contents">
      <style:paragraph-properties fo:text-align="start" style:justify-single-word="false"/>
      <style:text-properties fo:font-size="9pt" officeooo:paragraph-rsid="0023ca8c" style:font-size-asian="9pt" style:font-size-complex="9pt"/>
    </style:style>
    <style:style style:name="P115" style:family="paragraph" style:parent-style-name="Table_20_Contents">
      <style:paragraph-properties fo:text-align="start" style:justify-single-word="false"/>
      <style:text-properties fo:font-size="9pt" officeooo:rsid="00189b5e" officeooo:paragraph-rsid="00696b03" style:font-size-asian="9pt" style:font-size-complex="9pt"/>
    </style:style>
    <style:style style:name="P116" style:family="paragraph" style:parent-style-name="Table_20_Contents">
      <style:paragraph-properties fo:text-align="start" style:justify-single-word="false"/>
      <style:text-properties officeooo:paragraph-rsid="00696b03"/>
    </style:style>
    <style:style style:name="P117" style:family="paragraph" style:parent-style-name="Table_20_Contents">
      <style:paragraph-properties fo:margin-top="0.035cm" fo:margin-bottom="0.035cm" style:contextual-spacing="false" fo:text-align="start" style:justify-single-word="false"/>
      <style:text-properties style:font-name="Calibri1" fo:font-size="9pt" fo:font-style="normal" officeooo:rsid="0033bc01" officeooo:paragraph-rsid="0039b3d9" style:font-size-asian="9pt" style:font-style-asian="normal" style:font-name-complex="Courier New" style:font-size-complex="9pt" style:font-style-complex="normal"/>
    </style:style>
    <style:style style:name="P118" style:family="paragraph" style:parent-style-name="Table_20_Contents">
      <style:text-properties officeooo:paragraph-rsid="0072c857"/>
    </style:style>
    <style:style style:name="P119" style:family="paragraph" style:parent-style-name="Table_20_Contents">
      <style:paragraph-properties fo:margin-top="0cm" fo:margin-bottom="0.101cm" style:contextual-spacing="false" fo:text-align="start" style:justify-single-word="false"/>
      <style:text-properties style:font-name="Bahnschrift Light" fo:font-size="9pt" officeooo:rsid="003a6be9" officeooo:paragraph-rsid="0067353f" style:font-size-asian="9pt" style:font-size-complex="9pt"/>
    </style:style>
    <style:style style:name="T1" style:family="text">
      <style:text-properties officeooo:rsid="00187db9"/>
    </style:style>
    <style:style style:name="T2" style:family="text">
      <style:text-properties style:font-name="Calibri4" fo:font-style="normal" officeooo:rsid="0037f642" style:font-name-asian="Microsoft YaHei" style:font-name-complex="Lucida Sans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16abef"/>
    </style:style>
    <style:style style:name="T5" style:family="text">
      <style:text-properties fo:color="#000000" loext:opacity="100%" style:font-name="Calibri"/>
    </style:style>
    <style:style style:name="T6" style:family="text">
      <style:text-properties fo:color="#000000" loext:opacity="100%" style:font-name="Calibri1" fo:font-size="9pt" officeooo:rsid="00696b03" style:font-size-asian="9pt" style:font-size-complex="9pt"/>
    </style:style>
    <style:style style:name="T7" style:family="text">
      <style:text-properties fo:color="#000000" loext:opacity="100%" style:font-name="Calibri1" fo:font-size="8pt" officeooo:rsid="00696b03" style:font-size-asian="8pt" style:font-size-complex="8pt"/>
    </style:style>
    <style:style style:name="T8" style:family="text">
      <style:text-properties fo:color="#000000" loext:opacity="100%" fo:font-weight="bold" style:font-weight-asian="bold" style:font-weight-complex="bold"/>
    </style:style>
    <style:style style:name="T9" style:family="text">
      <style:text-properties style:use-window-font-color="true" loext:opacity="0%" officeooo:rsid="0016abef"/>
    </style:style>
    <style:style style:name="T10" style:family="text">
      <style:text-properties style:use-window-font-color="true" loext:opacity="0%" style:font-name="Bahnschrift Light" fo:font-size="8pt" style:font-size-asian="8pt" style:font-size-complex="8pt"/>
    </style:style>
    <style:style style:name="T11" style:family="text">
      <style:text-properties style:font-name-complex="Courier New"/>
    </style:style>
    <style:style style:name="T12" style:family="text">
      <style:text-properties officeooo:rsid="00189b5e" style:font-name-complex="Courier New"/>
    </style:style>
    <style:style style:name="T13" style:family="text">
      <style:text-properties officeooo:rsid="001be741" style:font-name-complex="Courier New"/>
    </style:style>
    <style:style style:name="T14" style:family="text">
      <style:text-properties officeooo:rsid="001d3346" style:font-name-complex="Courier New"/>
    </style:style>
    <style:style style:name="T15" style:family="text">
      <style:text-properties officeooo:rsid="001ee4fa" style:font-name-complex="Courier New"/>
    </style:style>
    <style:style style:name="T16" style:family="text">
      <style:text-properties officeooo:rsid="002158b6" style:font-name-complex="Courier New"/>
    </style:style>
    <style:style style:name="T17" style:family="text">
      <style:text-properties fo:color="#808080" loext:opacity="100%"/>
    </style:style>
    <style:style style:name="T18" style:family="text">
      <style:text-properties fo:color="#808080" loext:opacity="100%" style:font-name="Calibri1" fo:font-size="9pt" fo:font-style="normal" fo:font-weight="normal" officeooo:rsid="00357f45" style:font-size-asian="9pt" style:font-style-asian="normal" style:font-weight-asian="normal" style:font-size-complex="9pt" style:font-style-complex="normal" style:font-weight-complex="normal"/>
    </style:style>
    <style:style style:name="T19" style:family="text">
      <style:text-properties fo:color="#808080" loext:opacity="100%" officeooo:rsid="00357f45"/>
    </style:style>
    <style:style style:name="T20" style:family="text">
      <style:text-properties fo:color="#808080" loext:opacity="100%" style:font-name="Bahnschrift Light"/>
    </style:style>
    <style:style style:name="T21" style:family="text">
      <style:text-properties fo:color="#808080" loext:opacity="100%" style:font-name="Bahnschrift Light" fo:font-size="8pt" style:font-size-asian="8pt" style:font-size-complex="8pt"/>
    </style:style>
    <style:style style:name="T22" style:family="text">
      <style:text-properties fo:color="#808080" loext:opacity="100%" style:font-name="Bahnschrift Light" officeooo:rsid="0079506e"/>
    </style:style>
    <style:style style:name="T23" style:family="text">
      <style:text-properties fo:color="#808080" loext:opacity="100%" style:font-name="Bahnschrift Light" officeooo:rsid="007efcd1"/>
    </style:style>
    <style:style style:name="T24" style:family="text">
      <style:text-properties fo:color="#808080" loext:opacity="100%" officeooo:rsid="00606480"/>
    </style:style>
    <style:style style:name="T25" style:family="text">
      <style:text-properties fo:color="#808080" loext:opacity="100%" style:font-name="Calibri"/>
    </style:style>
    <style:style style:name="T26" style:family="text">
      <style:text-properties fo:color="#808080" loext:opacity="100%" style:font-name="Calibri" officeooo:rsid="008cff7a"/>
    </style:style>
    <style:style style:name="T27" style:family="text">
      <style:text-properties fo:color="#808080" loext:opacity="100%" officeooo:rsid="006706eb"/>
    </style:style>
    <style:style style:name="T28" style:family="text">
      <style:text-properties fo:color="#808080" loext:opacity="100%" style:font-name="Bahnschrift Light1" fo:font-size="8pt" style:font-size-asian="8pt" style:font-size-complex="8pt"/>
    </style:style>
    <style:style style:name="T29" style:family="text">
      <style:text-properties fo:color="#808080" loext:opacity="100%" style:text-position="super 58%" style:font-name="Calibri" officeooo:rsid="008cff7a"/>
    </style:style>
    <style:style style:name="T30" style:family="text">
      <style:text-properties fo:font-size="8pt" officeooo:rsid="0023ca8c" style:font-size-asian="8pt" style:font-size-complex="8pt"/>
    </style:style>
    <style:style style:name="T31" style:family="text">
      <style:text-properties officeooo:rsid="00189b5e"/>
    </style:style>
    <style:style style:name="T32" style:family="text">
      <style:text-properties officeooo:rsid="001a3404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a3404" style:font-weight-asian="bold" style:font-weight-complex="bold"/>
    </style:style>
    <style:style style:name="T35" style:family="text">
      <style:text-properties fo:font-weight="bold" officeooo:rsid="00336512" style:font-weight-asian="bold" style:font-weight-complex="bold"/>
    </style:style>
    <style:style style:name="T36" style:family="text">
      <style:text-properties fo:font-weight="bold" officeooo:rsid="0031daba" style:font-name-asian="NSimSun1" style:font-weight-asian="bold" style:font-name-complex="Liberation Mono" style:font-weight-complex="bold"/>
    </style:style>
    <style:style style:name="T37" style:family="text">
      <style:text-properties style:font-name="Calibri2"/>
    </style:style>
    <style:style style:name="T38" style:family="text">
      <style:text-properties style:font-name="Calibri2" fo:font-size="9pt" officeooo:rsid="003e6f1c" style:font-size-asian="9pt" style:font-size-complex="9pt"/>
    </style:style>
    <style:style style:name="T39" style:family="text">
      <style:text-properties style:font-name="Calibri2" fo:font-size="9pt" fo:font-weight="normal" officeooo:rsid="0067353f" style:font-size-asian="9pt" style:font-weight-asian="normal" style:font-size-complex="9pt" style:font-weight-complex="normal"/>
    </style:style>
    <style:style style:name="T40" style:family="text">
      <style:text-properties style:font-name="Calibri2" fo:font-size="9pt" fo:font-weight="normal" officeooo:rsid="006d43f8" style:font-name-asian="NSimSun1" style:font-size-asian="9pt" style:font-weight-asian="normal" style:font-name-complex="Liberation Mono" style:font-size-complex="9pt" style:font-weight-complex="normal"/>
    </style:style>
    <style:style style:name="T41" style:family="text">
      <style:text-properties style:font-name="Calibri2" officeooo:rsid="001be741"/>
    </style:style>
    <style:style style:name="T42" style:family="text">
      <style:text-properties style:font-name="Calibri2" officeooo:rsid="001d3346"/>
    </style:style>
    <style:style style:name="T43" style:family="text">
      <style:text-properties style:font-name="Calibri2" officeooo:rsid="001e1812"/>
    </style:style>
    <style:style style:name="T44" style:family="text">
      <style:text-properties style:font-name="Calibri2" officeooo:rsid="002158b6"/>
    </style:style>
    <style:style style:name="T45" style:family="text">
      <style:text-properties style:font-name="Calibri2" officeooo:rsid="0023125b"/>
    </style:style>
    <style:style style:name="T46" style:family="text">
      <style:text-properties style:font-name="Calibri2" fo:font-style="italic" officeooo:rsid="0023125b" style:font-style-asian="italic" style:font-style-complex="italic"/>
    </style:style>
    <style:style style:name="T47" style:family="text">
      <style:text-properties style:font-name="Calibri2" fo:font-style="italic" officeooo:rsid="001be741" style:font-style-asian="italic" style:font-style-complex="italic"/>
    </style:style>
    <style:style style:name="T48" style:family="text">
      <style:text-properties style:font-name="Calibri2" fo:font-style="italic" officeooo:rsid="001d3346" style:font-style-asian="italic" style:font-style-complex="italic"/>
    </style:style>
    <style:style style:name="T49" style:family="text">
      <style:text-properties style:font-name="Calibri2" fo:font-style="italic" officeooo:rsid="00261907" style:font-style-asian="italic" style:font-style-complex="italic"/>
    </style:style>
    <style:style style:name="T50" style:family="text">
      <style:text-properties style:font-name="Calibri2" officeooo:rsid="0025e125"/>
    </style:style>
    <style:style style:name="T51" style:family="text">
      <style:text-properties style:font-name="Calibri2" officeooo:rsid="003e6f1c"/>
    </style:style>
    <style:style style:name="T52" style:family="text">
      <style:text-properties style:font-name="Calibri2" officeooo:rsid="008b4e6e"/>
    </style:style>
    <style:style style:name="T53" style:family="text">
      <style:text-properties officeooo:rsid="001be741"/>
    </style:style>
    <style:style style:name="T54" style:family="text">
      <style:text-properties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style:font-name="Calibri1" fo:font-size="9pt" fo:font-style="normal" fo:font-weight="normal" officeooo:rsid="00357f45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font-name="Calibri1" style:font-name-complex="Courier New"/>
    </style:style>
    <style:style style:name="T57" style:family="text">
      <style:text-properties officeooo:rsid="001d3346"/>
    </style:style>
    <style:style style:name="T58" style:family="text">
      <style:text-properties officeooo:rsid="001e1812"/>
    </style:style>
    <style:style style:name="T59" style:family="text">
      <style:text-properties officeooo:rsid="001ee4fa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officeooo:rsid="001ee4fa" style:font-style-asian="italic" style:font-style-complex="italic"/>
    </style:style>
    <style:style style:name="T62" style:family="text">
      <style:text-properties fo:font-style="italic" officeooo:rsid="00261907" style:font-style-asian="italic" style:font-style-complex="italic"/>
    </style:style>
    <style:style style:name="T63" style:family="text">
      <style:text-properties fo:font-style="italic" officeooo:rsid="001a3404" style:font-style-asian="italic" style:font-style-complex="italic"/>
    </style:style>
    <style:style style:name="T64" style:family="text">
      <style:text-properties fo:font-style="italic" fo:font-weight="bold" style:font-style-asian="italic" style:font-weight-asian="bold" style:font-style-complex="italic" style:font-weight-complex="bold"/>
    </style:style>
    <style:style style:name="T65" style:family="text">
      <style:text-properties officeooo:rsid="0020bdac"/>
    </style:style>
    <style:style style:name="T66" style:family="text">
      <style:text-properties officeooo:rsid="0020e979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336512" style:font-weight-asian="normal" style:font-weight-complex="normal"/>
    </style:style>
    <style:style style:name="T69" style:family="text">
      <style:text-properties fo:font-weight="normal" officeooo:rsid="002c0a74" style:font-weight-asian="normal" style:font-weight-complex="normal"/>
    </style:style>
    <style:style style:name="T70" style:family="text">
      <style:text-properties officeooo:rsid="00223f03"/>
    </style:style>
    <style:style style:name="T71" style:family="text">
      <style:text-properties officeooo:rsid="0023ca8c"/>
    </style:style>
    <style:style style:name="T72" style:family="text">
      <style:text-properties style:font-name="Bahnschrift Light"/>
    </style:style>
    <style:style style:name="T73" style:family="text">
      <style:text-properties style:font-name="Bahnschrift Light" fo:font-size="8pt" style:font-size-asian="8pt" style:font-size-complex="8pt"/>
    </style:style>
    <style:style style:name="T74" style:family="text">
      <style:text-properties officeooo:rsid="002a0ac9"/>
    </style:style>
    <style:style style:name="T75" style:family="text">
      <style:text-properties officeooo:rsid="0031daba"/>
    </style:style>
    <style:style style:name="T76" style:family="text">
      <style:text-properties officeooo:rsid="00350115"/>
    </style:style>
    <style:style style:name="T77" style:family="text">
      <style:text-properties officeooo:rsid="00357f45"/>
    </style:style>
    <style:style style:name="T78" style:family="text">
      <style:text-properties fo:font-size="10.5pt" fo:font-weight="bold" officeooo:rsid="00357f45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79" style:family="text">
      <style:text-properties officeooo:rsid="003a6be9"/>
    </style:style>
    <style:style style:name="T80" style:family="text">
      <style:text-properties officeooo:rsid="003c7ead"/>
    </style:style>
    <style:style style:name="T81" style:family="text">
      <style:text-properties style:font-name-asian="Microsoft YaHei" style:font-name-complex="Lucida Sans"/>
    </style:style>
    <style:style style:name="T82" style:family="text">
      <style:text-properties officeooo:rsid="0037f642" style:font-name-asian="Microsoft YaHei" style:font-name-complex="Lucida Sans"/>
    </style:style>
    <style:style style:name="T83" style:family="text">
      <style:text-properties officeooo:rsid="0042c600"/>
    </style:style>
    <style:style style:name="T84" style:family="text">
      <style:text-properties fo:color="#2b3789" loext:opacity="100%" style:font-name="Bahnschrift Light" fo:font-size="8pt" fo:font-weight="normal" style:font-size-asian="8pt" style:font-weight-asian="normal" style:font-size-complex="8pt" style:font-weight-complex="normal"/>
    </style:style>
    <style:style style:name="T85" style:family="text">
      <style:text-properties fo:color="#2b3789" loext:opacity="100%" style:font-name="Bahnschrift Light" fo:font-size="8pt" style:font-size-asian="8pt" style:font-size-complex="8pt"/>
    </style:style>
    <style:style style:name="T86" style:family="text">
      <style:text-properties fo:color="#2b3789" loext:opacity="100%" style:font-name="Calibri2" fo:font-weight="normal" officeooo:rsid="0067353f" style:font-weight-asian="normal" style:font-weight-complex="normal"/>
    </style:style>
    <style:style style:name="T87" style:family="text">
      <style:text-properties fo:color="#2b3789" loext:opacity="100%" style:font-name="Calibri2" fo:font-size="9pt" fo:font-weight="normal" officeooo:rsid="006d43f8" style:font-name-asian="NSimSun1" style:font-size-asian="9pt" style:font-weight-asian="normal" style:font-name-complex="Liberation Mono" style:font-size-complex="9pt" style:font-weight-complex="normal"/>
    </style:style>
    <style:style style:name="T88" style:family="text">
      <style:text-properties fo:color="#2b3789" loext:opacity="100%" style:font-name="Calibri2" fo:font-size="9pt" fo:font-weight="normal" officeooo:rsid="0067353f" style:font-size-asian="9pt" style:font-weight-asian="normal" style:font-size-complex="9pt" style:font-weight-complex="normal"/>
    </style:style>
    <style:style style:name="T89" style:family="text">
      <style:text-properties fo:color="#2b3789" loext:opacity="100%" fo:font-weight="normal" officeooo:rsid="00336512" style:font-weight-asian="normal" style:font-weight-complex="normal"/>
    </style:style>
    <style:style style:name="T90" style:family="text">
      <style:text-properties fo:color="#2b3789" loext:opacity="100%" fo:font-size="9pt" fo:font-weight="normal" officeooo:rsid="003a6be9" style:font-size-asian="9pt" style:font-weight-asian="normal" style:font-size-complex="9pt" style:font-weight-complex="normal"/>
    </style:style>
    <style:style style:name="T91" style:family="text">
      <style:text-properties officeooo:rsid="004b8f48"/>
    </style:style>
    <style:style style:name="T92" style:family="text">
      <style:text-properties fo:color="#9370db" loext:opacity="100%" style:font-name="Bahnschrift Light" fo:font-size="8pt" style:font-size-asian="8pt" style:font-size-complex="8pt"/>
    </style:style>
    <style:style style:name="T93" style:family="text">
      <style:text-properties officeooo:rsid="0052f637"/>
    </style:style>
    <style:style style:name="T94" style:family="text">
      <style:text-properties officeooo:rsid="0053cc72"/>
    </style:style>
    <style:style style:name="T95" style:family="text">
      <style:text-properties style:font-name="Calibri3" fo:font-size="10.5pt" fo:font-weight="bol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96" style:family="text">
      <style:text-properties style:font-name="Calibri3" fo:font-size="10.5pt" fo:font-weight="bold" officeooo:rsid="0063e06b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97" style:family="text">
      <style:text-properties style:font-name="Calibri3" fo:font-size="10.5pt" fo:font-weight="bold" officeooo:rsid="0077c2e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98" style:family="text">
      <style:text-properties style:font-name="Calibri3" fo:font-size="10.5pt" fo:font-weight="bold" officeooo:rsid="00786434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99" style:family="text">
      <style:text-properties style:font-name="Calibri3" fo:font-size="10.5pt" fo:font-weight="bold" officeooo:rsid="0079506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00" style:family="text">
      <style:text-properties style:font-name="Calibri3" fo:font-size="10.5pt" fo:font-weight="bold" officeooo:rsid="0081c5e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01" style:family="text">
      <style:text-properties fo:color="#c9211e" loext:opacity="100%"/>
    </style:style>
    <style:style style:name="T102" style:family="text">
      <style:text-properties fo:color="#c9211e" loext:opacity="100%" style:font-name="Bahnschrift Light1" fo:font-style="normal" officeooo:rsid="00284da2" style:font-style-asian="normal" style:font-name-complex="Courier New" style:font-style-complex="normal"/>
    </style:style>
    <style:style style:name="T103" style:family="text">
      <style:text-properties fo:color="#8b4513" loext:opacity="100%" style:font-name="Bahnschrift Light1" fo:font-size="8pt" fo:font-style="normal" style:font-size-asian="8pt" style:font-style-asian="normal" style:font-name-complex="Courier New" style:font-size-complex="8pt" style:font-style-complex="normal"/>
    </style:style>
    <style:style style:name="T104" style:family="text">
      <style:text-properties fo:color="#8b4513" loext:opacity="100%" style:font-name="Bahnschrift Light1" fo:font-size="8pt" fo:font-style="normal" officeooo:rsid="003a6be9" style:font-size-asian="8pt" style:font-style-asian="normal" style:font-name-complex="Courier New" style:font-size-complex="8pt" style:font-style-complex="normal"/>
    </style:style>
    <style:style style:name="T105" style:family="text">
      <style:text-properties fo:color="#8b4513" loext:opacity="100%" style:font-name="Bahnschrift Light1" fo:font-size="8pt" fo:font-style="normal" officeooo:rsid="0053cc72" style:font-size-asian="8pt" style:font-style-asian="normal" style:font-name-complex="Courier New" style:font-size-complex="8pt" style:font-style-complex="normal"/>
    </style:style>
    <style:style style:name="T106" style:family="text">
      <style:text-properties fo:color="#8b4513" loext:opacity="100%" style:font-name="Bahnschrift Light" fo:font-size="8pt" officeooo:rsid="00284da2" style:font-size-asian="8pt" style:font-size-complex="8pt"/>
    </style:style>
    <style:style style:name="T107" style:family="text">
      <style:text-properties fo:color="#8b4513" loext:opacity="100%" style:font-name="Bahnschrift Light" fo:font-size="8pt" officeooo:rsid="00696b03" style:font-size-asian="8pt" style:font-size-complex="8pt"/>
    </style:style>
    <style:style style:name="T108" style:family="text">
      <style:text-properties fo:color="#8b4513" loext:opacity="100%" style:font-name="Bahnschrift Light1" fo:font-size="8pt" style:font-size-asian="8pt" style:font-size-complex="8pt"/>
    </style:style>
    <style:style style:name="T109" style:family="text">
      <style:text-properties officeooo:rsid="005fe659"/>
    </style:style>
    <style:style style:name="T110" style:family="text">
      <style:text-properties officeooo:rsid="00606480"/>
    </style:style>
    <style:style style:name="T111" style:family="text">
      <style:text-properties officeooo:rsid="0060860a"/>
    </style:style>
    <style:style style:name="T112" style:family="text">
      <style:text-properties style:font-name="Calibri"/>
    </style:style>
    <style:style style:name="T113" style:family="text">
      <style:text-properties officeooo:rsid="006706eb"/>
    </style:style>
    <style:style style:name="T114" style:family="text">
      <style:text-properties fo:font-size="9pt" officeooo:rsid="00696b03" style:font-size-asian="9pt" style:font-size-complex="9pt"/>
    </style:style>
    <style:style style:name="T115" style:family="text">
      <style:text-properties fo:font-size="9pt" officeooo:rsid="00284da2" style:font-size-asian="9pt" style:font-size-complex="9pt"/>
    </style:style>
    <style:style style:name="T116" style:family="text">
      <style:text-properties fo:font-size="9pt" fo:font-weight="normal" officeooo:rsid="003a6be9" style:font-size-asian="9pt" style:font-weight-asian="normal" style:font-size-complex="9pt" style:font-weight-complex="normal"/>
    </style:style>
    <style:style style:name="T117" style:family="text">
      <style:text-properties officeooo:rsid="00676dde"/>
    </style:style>
    <style:style style:name="T118" style:family="text">
      <style:text-properties fo:font-variant="normal" fo:text-transform="none" fo:color="#8b4513" loext:opacity="100%" style:font-name="Bahnschrift Light" fo:font-size="8pt" fo:letter-spacing="normal" fo:font-style="normal" fo:font-weight="normal" officeooo:rsid="007aacb0" style:font-size-asian="8pt" style:font-style-asian="italic" style:font-size-complex="8pt" style:font-style-complex="italic"/>
    </style:style>
    <style:style style:name="T119" style:family="text">
      <style:text-properties fo:font-variant="normal" fo:text-transform="none" fo:color="#8b4513" loext:opacity="100%" style:font-name="Bahnschrift Light" fo:font-size="8pt" fo:letter-spacing="normal" fo:font-style="normal" fo:font-weight="normal" officeooo:rsid="006ad226" style:font-size-asian="8pt" style:font-style-asian="italic" style:font-size-complex="8pt" style:font-style-complex="italic"/>
    </style:style>
    <style:style style:name="T120" style:family="text">
      <style:text-properties fo:font-variant="normal" fo:text-transform="none" fo:color="#1d1c1d" loext:opacity="100%" style:font-name="Calibri1" fo:font-size="9pt" fo:letter-spacing="normal" fo:font-style="normal" fo:font-weight="normal" style:font-size-asian="9pt" style:font-size-complex="9pt"/>
    </style:style>
    <style:style style:name="T121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7c2e9" style:font-size-asian="9pt" style:font-size-complex="9pt"/>
    </style:style>
    <style:style style:name="T122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9506e" style:font-size-asian="9pt" style:font-size-complex="9pt"/>
    </style:style>
    <style:style style:name="T123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aacb0" style:font-size-asian="9pt" style:font-size-complex="9pt"/>
    </style:style>
    <style:style style:name="T124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cb3cb" style:font-size-asian="9pt" style:font-size-complex="9pt"/>
    </style:style>
    <style:style style:name="T125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887607" style:font-size-asian="9pt" style:font-size-complex="9pt"/>
    </style:style>
    <style:style style:name="T126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9506e" style:font-size-asian="9pt" style:font-style-asian="italic" style:font-size-complex="9pt" style:font-style-complex="italic"/>
    </style:style>
    <style:style style:name="T127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6ad226" style:font-size-asian="9pt" style:font-style-asian="italic" style:font-size-complex="9pt" style:font-style-complex="italic"/>
    </style:style>
    <style:style style:name="T128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86434" style:font-size-asian="9pt" style:font-style-asian="italic" style:font-size-complex="9pt" style:font-style-complex="italic"/>
    </style:style>
    <style:style style:name="T129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aacb0" style:font-size-asian="9pt" style:font-style-asian="italic" style:font-size-complex="9pt" style:font-style-complex="italic"/>
    </style:style>
    <style:style style:name="T130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80dcaa" style:font-size-asian="9pt" style:font-style-asian="italic" style:font-size-complex="9pt" style:font-style-complex="italic"/>
    </style:style>
    <style:style style:name="T131" style:family="text">
      <style:text-properties fo:font-variant="normal" fo:text-transform="none" fo:color="#1d1c1d" loext:opacity="100%" style:font-name="Calibri1" fo:font-size="9pt" fo:letter-spacing="normal" fo:font-style="italic" fo:font-weight="normal" style:font-size-asian="9pt" style:font-style-asian="italic" style:font-size-complex="9pt" style:font-style-complex="italic"/>
    </style:style>
    <style:style style:name="T132" style:family="text">
      <style:text-properties fo:font-variant="normal" fo:text-transform="none" fo:color="#1d1c1d" loext:opacity="100%" style:font-name="Calibri1" fo:font-size="9pt" fo:letter-spacing="normal" fo:font-style="italic" fo:font-weight="normal" officeooo:rsid="0079506e" style:font-size-asian="9pt" style:font-style-asian="italic" style:font-size-complex="9pt" style:font-style-complex="italic"/>
    </style:style>
    <style:style style:name="T133" style:family="text">
      <style:text-properties fo:font-variant="normal" fo:text-transform="none" fo:color="#808080" loext:opacity="100%" style:font-name="Calibri1" fo:font-size="9pt" fo:letter-spacing="normal" fo:font-style="normal" fo:font-weight="normal" officeooo:rsid="0079506e" style:font-size-asian="9pt" style:font-style-asian="italic" style:font-size-complex="9pt" style:font-style-complex="italic"/>
    </style:style>
    <style:style style:name="T134" style:family="text">
      <style:text-properties fo:color="#6b8e23" loext:opacity="100%" officeooo:rsid="006ad226"/>
    </style:style>
    <style:style style:name="T135" style:family="text">
      <style:text-properties officeooo:rsid="006adaf1"/>
    </style:style>
    <style:style style:name="T136" style:family="text">
      <style:text-properties officeooo:rsid="006ce77a"/>
    </style:style>
    <style:style style:name="T137" style:family="text">
      <style:text-properties officeooo:rsid="006f3ba8"/>
    </style:style>
    <style:style style:name="T138" style:family="text">
      <style:text-properties officeooo:rsid="0075e4a5"/>
    </style:style>
    <style:style style:name="T139" style:family="text">
      <style:text-properties officeooo:rsid="008b4e6e"/>
    </style:style>
    <style:style style:name="T140" style:family="text">
      <style:text-properties style:font-name="Bahnschrift Light1"/>
    </style:style>
    <style:style style:name="T141" style:family="text">
      <style:text-properties style:font-name="Bahnschrift Light1" fo:font-size="8pt" style:font-size-asian="8pt" style:font-size-complex="8pt"/>
    </style:style>
    <style:style style:name="T142" style:family="text">
      <style:text-properties fo:color="#1d1c1d" loext:opacity="100%" style:text-position="super 58%" style:font-name="Calibri" officeooo:rsid="008cff7a"/>
    </style:style>
    <style:style style:name="T143" style:family="text">
      <style:text-properties fo:color="#1d1c1d" loext:opacity="100%" style:text-position="super 58%" style:font-name="Calibri" fo:font-size="9pt" officeooo:rsid="008cff7a" style:font-size-asian="9pt" style:font-name-complex="Courier New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header-rows>
                <table:table-row table:style-name="Table3.1">
                  <table:table-cell table:style-name="Table3.A1" table:number-columns-spanned="3" office:value-type="string">
                    <text:p text:style-name="P65"><text:span text:style-name="T51">Annotations</text:span> <text:span text:style-name="T53">(</text:span><text:span text:style-name="T50">org.apache.isis.applib.annotation</text:span><text:span text:style-name="T53">)</text:span></text:p>
                  </table:table-cell>
                  <table:covered-table-cell/>
                  <table:covered-table-cell/>
                </table:table-row>
              </table:table-header-rows>
              <table:table-row table:style-name="Table3.1">
                <table:table-cell table:style-name="Table3.A2" office:value-type="string">
                  <text:p text:style-name="P8"><text:span text:style-name="T11">@Domain</text:span><text:span text:style-name="T16">Service</text:span></text:p>
                  <text:p text:style-name="P32"><text:span text:style-name="T16">t</text:span><text:span text:style-name="T11">ype</text:span></text:p>
                </table:table-cell>
                <table:table-cell table:style-name="Table3.B2" table:number-columns-spanned="2" office:value-type="string">
                  <text:p text:style-name="P59">Indicates a class is a <text:span text:style-name="T44">domain service singleton </text:span><text:span text:style-name="T45">that contributes </text:span><text:span text:style-name="T46">Actions</text:span><text:span text:style-name="T45"> to the application’s menu <text:s/>and/or to the REST backend.</text:span></text:p>
                </table:table-cell>
                <table:covered-table-cell/>
              </table:table-row>
              <table:table-row table:style-name="TableLine2428066444624">
                <table:table-cell table:style-name="Table3.A3" office:value-type="string">
                  <text:p text:style-name="P8"><text:span text:style-name="T11">@Domain</text:span><text:span text:style-name="T16">Service</text:span><text:span text:style-name="T11">Layout</text:span></text:p>
                  <text:p text:style-name="P32"><text:span text:style-name="T16">t</text:span><text:span text:style-name="T11">ype</text:span></text:p>
                </table:table-cell>
                <table:table-cell table:style-name="Table3.B3" table:number-columns-spanned="2" office:value-type="string">
                  <text:p text:style-name="P60">Domain <text:span text:style-name="T44">service</text:span> layout customization. <text:span text:style-name="T94">When present, o</text:span><text:span text:style-name="T79">verridden by </text:span><text:span text:style-name="T104">menubars.layout.xml</text:span></text:p>
                </table:table-cell>
                <table:covered-table-cell/>
              </table:table-row>
              <table:table-row table:style-name="TableLine2428066437552">
                <table:table-cell table:style-name="Table3.A15" office:value-type="string">
                  <text:p text:style-name="P63">@<text:span text:style-name="T37">HomePage</text:span></text:p>
                  <text:p text:style-name="P52">type</text:p>
                </table:table-cell>
                <table:table-cell table:style-name="Table3.B5" table:number-columns-spanned="2" office:value-type="string">
                  <text:p text:style-name="P56"><text:span text:style-name="T58">I</text:span>ndicate<text:span text:style-name="T58">s</text:span> which <text:span text:style-name="T58">view-model should be used </text:span><text:span text:style-name="T43">to render as homepage</text:span>.</text:p>
                </table:table-cell>
                <table:covered-table-cell/>
              </table:table-row>
              <table:table-row table:style-name="TableLine2428066437552">
                <table:table-cell table:style-name="Table3.A15" office:value-type="string">
                  <text:p text:style-name="P16">@DomainObject</text:p>
                  <text:p text:style-name="P32"><text:span text:style-name="T16">t</text:span><text:span text:style-name="T11">ype</text:span></text:p>
                </table:table-cell>
                <table:table-cell table:style-name="Table3.B5" table:number-columns-spanned="2" office:value-type="string">
                  <text:p text:style-name="P115">Indicates a class that has an <text:span text:style-name="T60">identity</text:span> and is <text:span text:style-name="T60">bookmarkable</text:span>, i<text:span text:style-name="T74">t i</text:span>s either a <text:span text:style-name="T64">view-model</text:span> or an <text:span text:style-name="T64">entity</text:span>.</text:p>
                  <text:p text:style-name="P116"><text:span text:style-name="T114">View-models may a</text:span><text:span text:style-name="T115">lternatively implement interface </text:span><text:span text:style-name="T106">ViewModel </text:span><text:span text:style-name="T6"><text:s/>and optionally </text:span><text:span text:style-name="T107">java.io.Serializable</text:span><text:span text:style-name="T7">.</text:span></text:p>
                </table:table-cell>
                <table:covered-table-cell/>
              </table:table-row>
              <table:table-row table:style-name="TableLine2428066447888">
                <table:table-cell table:style-name="Table3.A15" office:value-type="string">
                  <text:p text:style-name="P16">@DomainObjectLayout</text:p>
                  <text:p text:style-name="P32"><text:span text:style-name="T16">t</text:span><text:span text:style-name="T11">ype</text:span></text:p>
                </table:table-cell>
                <table:table-cell table:style-name="Table3.B6" table:number-columns-spanned="2" office:value-type="string">
                  <text:p text:style-name="P60">Domain object layout customization. <text:span text:style-name="T94">When present, overriden by </text:span></text:p>
                  <text:p text:style-name="P61"><text:span text:style-name="T105">Xxx.layout[.layoutName].xml &gt; Xxx.layout.xml &gt; </text:span><text:span text:style-name="T103">Xxx.layout.fallback.xml</text:span><text:span text:style-name="T102">.</text:span></text:p>
                </table:table-cell>
                <table:covered-table-cell/>
              </table:table-row>
              <table:table-row table:style-name="Table3.1">
                <table:table-cell table:style-name="Table3.A7" office:value-type="string">
                  <text:p text:style-name="P9"><text:span text:style-name="T11">@</text:span><text:span text:style-name="T14">Action</text:span></text:p>
                  <text:p text:style-name="P33"><text:span text:style-name="T57">m</text:span>ethod, <text:s/>mixin</text:p>
                </table:table-cell>
                <table:table-cell table:style-name="Table3.B7" office:value-type="string">
                  <text:p text:style-name="P54">Indicates that a method <text:span text:style-name="T32">contributes a</text:span><text:span text:style-name="T42">n </text:span><text:span text:style-name="T49">A</text:span><text:span text:style-name="T48">ction</text:span><text:span text:style-name="T32">.</text:span></text:p>
                  <text:p text:style-name="P54"/>
                  <text:p text:style-name="P66"/>
                  <text:p text:style-name="P66"/>
                  <text:p text:style-name="P55"/>
                </table:table-cell>
                <table:table-cell table:style-name="Table3.C7" office:value-type="string">
                  <text:p text:style-name="P101"><text:span text:style-name="T87">action</text:span><text:span text:style-name="T90">-support methods</text:span></text:p>
                  <text:p text:style-name="P40"><text:span text:style-name="T68">@</text:span><text:span text:style-name="T67">Action</text:span><text:span text:style-name="T33"> .. </text:span>placeOrder(X x, Y y, Z z)</text:p>
                  <text:p text:style-name="P40"><text:span text:style-name="T17">boolean</text:span> <text:span text:style-name="T33">hide</text:span>PlaceOrder()</text:p>
                  <text:p text:style-name="P99"><text:span text:style-name="T17">String</text:span><text:span text:style-name="T143">[1]</text:span> <text:span text:style-name="T33">disable</text:span>PlaceOrder()</text:p>
                  <text:p text:style-name="P40"><text:span text:style-name="T17">boolean</text:span> <text:span text:style-name="T33">hide</text:span>{0|1|2}PlaceOrder(X|Y|Z);</text:p>
                  <text:p text:style-name="P100"><text:span text:style-name="T17">String</text:span><text:span text:style-name="T143">[1]</text:span> <text:span text:style-name="T8">disable</text:span>{0|1|2}PlaceOrder(X|Y|Z) </text:p>
                  <text:p text:style-name="P100"><text:span text:style-name="T17">String</text:span><text:span text:style-name="T143">[1]</text:span> <text:span text:style-name="T33">validate</text:span>{0|1|2}PlaceOrder(X|Y|Z)</text:p>
                  <text:p text:style-name="P100"><text:span text:style-name="T17">String</text:span><text:span text:style-name="T143">[1]</text:span> <text:span text:style-name="T33">validate</text:span>PlaceOrder(X x, Y y, Z z) </text:p>
                  <text:p text:style-name="P41"><text:span text:style-name="T17">Coll..</text:span>&lt;X|Y|Z&gt; <text:span text:style-name="T33">autoComplete</text:span>{0|1|2}PlaceOrder(X|Y|Z, </text:p>
                  <text:p text:style-name="P41"><text:s text:c="30"/>@MinLength(3) <text:span text:style-name="T24">String</text:span><text:span text:style-name="T110"> </text:span>search) <text:span text:style-name="T101">2 args</text:span></text:p>
                  <text:p text:style-name="P40"><text:span text:style-name="T17">Collection</text:span>&lt;X|Y|Z&gt; <text:span text:style-name="T33">choices</text:span>{0|1|2}PlaceOrder(X|Y|Z) </text:p>
                  <text:p text:style-name="P100">X|Y|Z <text:s/><text:span text:style-name="T33">default</text:span>{0|1|2}PlaceOrder() <text:line-break/><text:span text:style-name="T17">String</text:span><text:span text:style-name="T143">[1]</text:span> <text:span text:style-name="T33">named</text:span>PlaceOrder()</text:p>
                  <text:p text:style-name="P98"><text:span text:style-name="T17">String</text:span><text:span text:style-name="T143">[1]</text:span> <text:span text:style-name="T36">described</text:span>PlaceOrder()</text:p>
                </table:table-cell>
              </table:table-row>
              <table:table-row table:style-name="TableLine2428066439184">
                <table:table-cell table:style-name="Table3.A8" office:value-type="string">
                  <text:p text:style-name="P9"><text:span text:style-name="T11">@</text:span><text:span text:style-name="T14">Action</text:span><text:span text:style-name="T11">Layout</text:span></text:p>
                  <text:p text:style-name="P33">field, getter, mixin</text:p>
                </table:table-cell>
                <table:table-cell table:style-name="Table3.B8" table:number-columns-spanned="2" office:value-type="string">
                  <text:p text:style-name="P60"><text:span text:style-name="T48">Action</text:span> layout customization. <text:span text:style-name="T94">When present, overriden by </text:span></text:p>
                  <text:p text:style-name="P61"><text:span text:style-name="T105">Xxx.layout[.layoutName].xml &gt; Xxx.layout.xml &gt; </text:span><text:span text:style-name="T103">Xxx.layout.fallback.xml</text:span><text:span text:style-name="T102">.</text:span></text:p>
                </table:table-cell>
                <table:covered-table-cell/>
              </table:table-row>
              <table:table-row table:style-name="TableLine2428066432112">
                <table:table-cell table:style-name="Table3.A15" office:value-type="string">
                  <text:p text:style-name="P63">@Ti<text:span text:style-name="T76">t</text:span>le</text:p>
                  <text:p text:style-name="P36">field, method</text:p>
                </table:table-cell>
                <table:table-cell table:style-name="Table3.B9" table:number-columns-spanned="2" office:value-type="string">
                  <text:p text:style-name="P56"><text:span text:style-name="T58">I</text:span>ndicate<text:span text:style-name="T58">s</text:span> which property or properties make up the object title.</text:p>
                </table:table-cell>
                <table:covered-table-cell/>
              </table:table-row>
              <table:table-row table:style-name="TableLine2428066432112">
                <table:table-cell table:style-name="Table3.A15" office:value-type="string">
                  <text:p text:style-name="P106">@Property</text:p>
                  <text:p text:style-name="P33">field, getter, mixin</text:p>
                  <text:p text:style-name="P33"/>
                  <text:p text:style-name="P26"><text:span text:style-name="T71">Typically used with </text:span><text:span text:style-name="T30">@lombok.Getter @lombok.Setter</text:span></text:p>
                </table:table-cell>
                <table:table-cell table:style-name="Table3.B10" office:value-type="string">
                  <text:p text:style-name="P114">Indicates that a field or method <text:span text:style-name="T32">contributes a </text:span><text:span text:style-name="T62">P</text:span><text:span text:style-name="T63">roperty</text:span><text:span text:style-name="T32">. </text:span></text:p>
                  <text:p text:style-name="P112"/>
                </table:table-cell>
                <table:table-cell table:style-name="Table3.C10" office:value-type="string">
                  <text:p text:style-name="P96"><text:span text:style-name="T88">property</text:span><text:span text:style-name="T90">-support methods </text:span></text:p>
                  <text:p text:style-name="P95"><text:span text:style-name="T68">@</text:span><text:span text:style-name="T67">Propert</text:span><text:span text:style-name="T69">y .. </text:span><text:span text:style-name="T68">email</text:span><text:span text:style-name="T35">, </text:span><text:span text:style-name="T33">get</text:span>Email(), <text:span text:style-name="T33">set</text:span>Email(); </text:p>
                  <text:p text:style-name="P40"><text:span text:style-name="T17">boolean</text:span> <text:span text:style-name="T33">hide</text:span>Email(); </text:p>
                  <text:p text:style-name="P100"><text:span text:style-name="T17">String</text:span><text:span text:style-name="T143">[1]</text:span> <text:span text:style-name="T33">disable</text:span>Email(); </text:p>
                  <text:p text:style-name="P100"><text:span text:style-name="T17">String</text:span><text:span text:style-name="T143">[1]</text:span> <text:span text:style-name="T33">validate</text:span>Email(X); </text:p>
                  <text:p text:style-name="P40"><text:span text:style-name="T17">Collection</text:span>&lt;..&gt; <text:span text:style-name="T33">autoComplete</text:span>Email(), </text:p>
                  <text:p text:style-name="P40"><text:span text:style-name="T17">Collection</text:span>&lt;..&gt; <text:span text:style-name="T33">choices</text:span>Email(); </text:p>
                  <text:p text:style-name="P100"><text:span text:style-name="T17">String</text:span><text:span text:style-name="T143">[1]</text:span> <text:span text:style-name="T33">named</text:span>Email()</text:p>
                  <text:p text:style-name="P98"><text:span text:style-name="T17">String</text:span><text:span text:style-name="T143">[1]</text:span> <text:span text:style-name="T36">described</text:span>Email()</text:p>
                </table:table-cell>
              </table:table-row>
              <table:table-row table:style-name="TableLine2428066440544">
                <table:table-cell table:style-name="Table3.A15" office:value-type="string">
                  <text:p text:style-name="P9"><text:span text:style-name="T11">@</text:span><text:span text:style-name="T15">Property</text:span><text:span text:style-name="T11">Layout</text:span></text:p>
                  <text:p text:style-name="P33">field, getter, mixin</text:p>
                </table:table-cell>
                <table:table-cell table:style-name="Table3.B11" table:number-columns-spanned="2" office:value-type="string">
                  <text:p text:style-name="P60"><text:span text:style-name="T47">Property</text:span> layout customization. <text:span text:style-name="T94">When present, overriden by</text:span></text:p>
                  <text:p text:style-name="P61"><text:span text:style-name="T105">Xxx.layout[.layoutName].xml &gt; Xxx.layout.xml &gt; </text:span><text:span text:style-name="T103">Xxx.layout.fallback.xml</text:span><text:span text:style-name="T102">.</text:span></text:p>
                </table:table-cell>
                <table:covered-table-cell/>
              </table:table-row>
              <table:table-row table:style-name="TableLine2428066434016">
                <table:table-cell table:style-name="Table3.A15" office:value-type="string">
                  <text:p text:style-name="P9"><text:span text:style-name="T11">@</text:span><text:span text:style-name="T13">Collection</text:span></text:p>
                  <text:p text:style-name="P35">field, getter, mixin</text:p>
                  <text:p text:style-name="P35"/>
                  <text:p text:style-name="P26"><text:span text:style-name="T71">Typically used with </text:span><text:span text:style-name="T30">@lombok.Getter @lombok.Setter</text:span></text:p>
                </table:table-cell>
                <table:table-cell table:style-name="Table3.B12" office:value-type="string">
                  <text:p text:style-name="P54">Indicates that a field or method <text:span text:style-name="T32">contributes a </text:span><text:span text:style-name="T62">C</text:span><text:span text:style-name="T47">ollection</text:span><text:span text:style-name="T41">, meaning a non-scalar property</text:span><text:span text:style-name="T32">.</text:span></text:p>
                </table:table-cell>
                <table:table-cell table:style-name="Table3.C12" office:value-type="string">
                  <text:p text:style-name="P119"><text:span text:style-name="T86">collection</text:span><text:span text:style-name="T89">-support methods</text:span></text:p>
                  <text:p text:style-name="P40"><text:span text:style-name="T68">@</text:span><text:span text:style-name="T67">Collection</text:span><text:span text:style-name="T33"> .. </text:span><text:span text:style-name="T68">orders,</text:span><text:span text:style-name="T35"> </text:span>List&lt;Order&gt; <text:span text:style-name="T33">get</text:span>Orders()</text:p>
                  <text:p text:style-name="P40"><text:span text:style-name="T17">boolean</text:span> <text:span text:style-name="T33">hide</text:span>Orders()</text:p>
                  <text:p text:style-name="P100"><text:span text:style-name="T17">String</text:span><text:span text:style-name="T143">[1]</text:span> <text:span text:style-name="T33">disable</text:span>Orders()</text:p>
                  <text:p text:style-name="P100"><text:span text:style-name="T17">String</text:span><text:span text:style-name="T143">[1]</text:span> <text:span text:style-name="T33">named</text:span>Orders()</text:p>
                  <text:p text:style-name="P98"><text:span text:style-name="T17">String</text:span><text:span text:style-name="T143">[1]</text:span> <text:span text:style-name="T33">described</text:span>Orders()</text:p>
                </table:table-cell>
              </table:table-row>
              <table:table-row table:style-name="TableLine2428066434288">
                <table:table-cell table:style-name="Table3.A15" office:value-type="string">
                  <text:p text:style-name="P9"><text:span text:style-name="T11">@</text:span><text:span text:style-name="T13">Collection</text:span><text:span text:style-name="T11">Layout</text:span></text:p>
                  <text:p text:style-name="P33">field, getter, mixin</text:p>
                </table:table-cell>
                <table:table-cell table:style-name="Table3.B13" table:number-columns-spanned="2" office:value-type="string">
                  <text:p text:style-name="P60"><text:span text:style-name="T47">Collection</text:span> layout customization. <text:span text:style-name="T94">Overriden by</text:span></text:p>
                  <text:p text:style-name="P61"><text:span text:style-name="T105">Xxx.layout[.layoutName].xml &gt; Xxx.layout.xml &gt; </text:span><text:span text:style-name="T103">Xxx.layout.fallback.xml</text:span><text:span text:style-name="T102">.</text:span></text:p>
                </table:table-cell>
                <table:covered-table-cell/>
              </table:table-row>
              <table:table-row table:style-name="TableLine2428066441088">
                <table:table-cell table:style-name="Table3.A15" office:value-type="string">
                  <text:p text:style-name="P17">@Parameter</text:p>
                  <text:p text:style-name="P109"><text:span text:style-name="T11">@</text:span><text:span text:style-name="T15">MinLength</text:span></text:p>
                  <text:p text:style-name="P33"><text:span text:style-name="T59">p</text:span>arameter</text:p>
                </table:table-cell>
                <table:table-cell table:style-name="Table3.B14" table:number-columns-spanned="2" office:value-type="string">
                  <text:p text:style-name="P62">Action parameter constraint and behavior <text:span text:style-name="T31">customization.</text:span></text:p>
                </table:table-cell>
                <table:covered-table-cell/>
              </table:table-row>
              <table:table-row table:style-name="TableLine2428066457952">
                <table:table-cell table:style-name="Table3.A15" office:value-type="string">
                  <text:p text:style-name="P17">@ParameterLayout</text:p>
                  <text:p text:style-name="P33"><text:span text:style-name="T59">p</text:span>arameter</text:p>
                </table:table-cell>
                <table:table-cell table:style-name="Table3.B15" table:number-columns-spanned="2" office:value-type="string">
                  <text:p text:style-name="P62">Action parameter <text:span text:style-name="T37">layout</text:span> <text:span text:style-name="T31">customization.</text:span></text:p>
                </table:table-cell>
                <table:covered-table-cell/>
              </table:table-row>
              <table:table-row table:style-name="TableLine2428066464208">
                <table:table-cell table:style-name="Table3.A16" office:value-type="string">
                  <text:p text:style-name="P63">@MemberSupport</text:p>
                  <text:p text:style-name="P36">method</text:p>
                </table:table-cell>
                <table:table-cell table:style-name="Table3.B16" table:number-columns-spanned="2" office:value-type="string">
                  <text:p text:style-name="P56">Indicates that a method <text:span text:style-name="T59">supports either an </text:span><text:span text:style-name="T61">Action</text:span><text:span text:style-name="T59"> or a </text:span><text:span text:style-name="T61">Property</text:span><text:span text:style-name="T59"> or a </text:span><text:span text:style-name="T61">Collection</text:span><text:span text:style-name="T59">.</text:span></text:p>
                </table:table-cell>
                <table:covered-table-cell/>
              </table:table-row>
            </table:table>
            <text:p text:style-name="P64"/>
          </table:table-cell>
          <table:table-cell table:style-name="Table2.B1" office:value-type="string">
            <table:table table:name="Table4" table:style-name="Table4">
              <table:table-column table:style-name="Table4.A"/>
              <table:table-column table:style-name="Table4.B"/>
              <table:table-header-rows>
                <table:table-row table:style-name="TableLine2427951068640">
                  <table:table-cell table:style-name="Table4.A1" table:number-columns-spanned="2" office:value-type="string">
                    <text:p text:style-name="P72">… <text:span text:style-name="T135">a</text:span>nnotations continued</text:p>
                  </table:table-cell>
                  <table:covered-table-cell/>
                </table:table-row>
              </table:table-header-rows>
              <table:table-row table:style-name="TableLine2427951115696">
                <table:table-cell table:style-name="Table4.A2" office:value-type="string">
                  <text:p text:style-name="P10"><text:span text:style-name="T11">@Domain.</text:span><text:span text:style-name="T12">Include</text:span></text:p>
                  <text:p text:style-name="P34"><text:span text:style-name="T31">field, </text:span>method</text:p>
                </table:table-cell>
                <table:table-cell table:style-name="Table4.B2" office:value-type="string">
                  <text:p text:style-name="P57">Indicates that a field or method must contribute to the metamodel.</text:p>
                </table:table-cell>
              </table:table-row>
              <table:table-row table:style-name="TableLine2427951109984">
                <table:table-cell table:style-name="Table4.A2" office:value-type="string">
                  <text:p text:style-name="P8"><text:span text:style-name="T11">@Domain.</text:span><text:span text:style-name="T12">Exclude</text:span></text:p>
                  <text:p text:style-name="P25">@Programmatic</text:p>
                  <text:p text:style-name="P33"><text:span text:style-name="T31">field, method, </text:span>type</text:p>
                </table:table-cell>
                <table:table-cell table:style-name="Table4.B2" office:value-type="string">
                  <text:p text:style-name="P58">Indicates that a field, <text:span text:style-name="T139">method</text:span> or <text:span text:style-name="T52">type</text:span> must <text:span text:style-name="T34">not</text:span><text:span text:style-name="T32"> </text:span>contribute to the metamodel.</text:p>
                </table:table-cell>
              </table:table-row>
            </table:table>
            <text:h text:style-name="P90" text:outline-level="2">Services <text:span text:style-name="T75">(</text:span><text:span text:style-name="T94">most </text:span><text:span text:style-name="T78">common</text:span><text:span text:style-name="T75">)</text:span></text:h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18">RepositoryService</text:p>
                </table:table-cell>
                <table:table-cell table:style-name="Table5.B1" office:value-type="string">
                  <text:p text:style-name="P71">access to persistence layer</text:p>
                </table:table-cell>
              </table:table-row>
              <table:table-row table:style-name="TableLine2427951119232">
                <table:table-cell table:style-name="Table5.A9" office:value-type="string">
                  <text:p text:style-name="P21">MessageService</text:p>
                </table:table-cell>
                <table:table-cell table:style-name="Table5.B9" office:value-type="string">
                  <text:p text:style-name="P71">UI notifications</text:p>
                </table:table-cell>
              </table:table-row>
              <table:table-row table:style-name="TableLine2427951108896">
                <table:table-cell table:style-name="Table5.A9" office:value-type="string">
                  <text:p text:style-name="P21">FactoryService</text:p>
                </table:table-cell>
                <table:table-cell table:style-name="Table5.B9" office:value-type="string">
                  <text:p text:style-name="P71">object construction</text:p>
                </table:table-cell>
              </table:table-row>
              <table:table-row table:style-name="TableLine2427951105088">
                <table:table-cell table:style-name="Table5.A9" office:value-type="string">
                  <text:p text:style-name="P21">ClockService</text:p>
                </table:table-cell>
                <table:table-cell table:style-name="Table5.B9" office:value-type="string">
                  <text:p text:style-name="P71">provides virtual clock</text:p>
                </table:table-cell>
              </table:table-row>
              <table:table-row table:style-name="TableLine2427951111072">
                <table:table-cell table:style-name="Table5.A9" office:value-type="string">
                  <text:p text:style-name="P21">WrapperFactory</text:p>
                </table:table-cell>
                <table:table-cell table:style-name="Table5.B9" office:value-type="string">
                  <text:p text:style-name="P71">enforce domain rules on domain objects</text:p>
                </table:table-cell>
              </table:table-row>
              <table:table-row table:style-name="TableLine2427951117056">
                <table:table-cell table:style-name="Table5.A9" office:value-type="string">
                  <text:p text:style-name="P21">EventBusService</text:p>
                </table:table-cell>
                <table:table-cell table:style-name="Table5.B9" office:value-type="string">
                  <text:p text:style-name="P71">emit custom events</text:p>
                </table:table-cell>
              </table:table-row>
              <table:table-row table:style-name="TableLine2427951109168">
                <table:table-cell table:style-name="Table5.A9" office:value-type="string">
                  <text:p text:style-name="P21">BookmarkService</text:p>
                </table:table-cell>
                <table:table-cell table:style-name="Table5.B9" office:value-type="string">
                  <text:p text:style-name="P71">bookmark = object identity</text:p>
                </table:table-cell>
              </table:table-row>
              <table:table-row table:style-name="TableLine2427951102368">
                <table:table-cell table:style-name="Table5.A9" office:value-type="string">
                  <text:p text:style-name="P21">InteractionService</text:p>
                </table:table-cell>
                <table:table-cell table:style-name="Table5.B9" office:value-type="string">
                  <text:p text:style-name="P71"><text:span text:style-name="T60">Action</text:span> execution and <text:span text:style-name="T60">Property</text:span> modification</text:p>
                </table:table-cell>
              </table:table-row>
              <table:table-row table:style-name="TableLine2427951111888">
                <table:table-cell table:style-name="Table5.A9" office:value-type="string">
                  <text:p text:style-name="P21">TransactionService</text:p>
                </table:table-cell>
                <table:table-cell table:style-name="Table5.B9" office:value-type="string">
                  <text:p text:style-name="P71">request transactions</text:p>
                </table:table-cell>
              </table:table-row>
              <table:table-row table:style-name="TableLine2427951103184">
                <table:table-cell table:style-name="Table5.A10" office:value-type="string">
                  <text:p text:style-name="P21">MetaModelService</text:p>
                </table:table-cell>
                <table:table-cell table:style-name="Table5.B10" office:value-type="string">
                  <text:p text:style-name="P71">export domain model</text:p>
                </table:table-cell>
              </table:table-row>
            </table:table>
            <text:h text:style-name="P93" text:outline-level="2"><text:span text:style-name="T96">Object</text:span> <text:span text:style-name="T80">Methods</text:span></text:h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19"><text:span text:style-name="T17">boolean</text:span><text:span text:style-name="T25"> </text:span><text:span text:style-name="T5">hidden()</text:span></text:p>
                </table:table-cell>
                <table:table-cell table:style-name="Table7.B1" office:value-type="string">
                  <text:p text:style-name="P50">hide all members</text:p>
                </table:table-cell>
              </table:table-row>
              <table:table-row table:style-name="TableLine2427951104272">
                <table:table-cell table:style-name="Table7.A10" office:value-type="string">
                  <text:p text:style-name="P108"><text:span text:style-name="T25">String</text:span><text:span text:style-name="T142">[1]</text:span><text:span text:style-name="T25"> </text:span><text:span text:style-name="T5">disabled</text:span><text:span text:style-name="T112">()</text:span></text:p>
                </table:table-cell>
                <table:table-cell table:style-name="Table7.B10" office:value-type="string">
                  <text:p text:style-name="P50">disable all members</text:p>
                </table:table-cell>
              </table:table-row>
              <table:table-row table:style-name="TableLine2427951106448">
                <table:table-cell table:style-name="Table7.A3" table:number-columns-spanned="2" office:value-type="string">
                  <text:p text:style-name="P37">Layout Support</text:p>
                </table:table-cell>
                <table:covered-table-cell/>
              </table:table-row>
              <table:table-row table:style-name="TableLine2427951106720">
                <table:table-cell table:style-name="Table7.A10" office:value-type="string">
                  <text:p text:style-name="P20"><text:span text:style-name="T25">String</text:span><text:span text:style-name="T142">[1]</text:span><text:span text:style-name="T25"> </text:span><text:span text:style-name="T5">title()</text:span></text:p>
                </table:table-cell>
                <table:table-cell table:style-name="Table7.B10" office:value-type="string">
                  <text:p text:style-name="P50">imperative title literal</text:p>
                </table:table-cell>
              </table:table-row>
              <table:table-row table:style-name="TableLine2427951113520">
                <table:table-cell table:style-name="Table7.A10" office:value-type="string">
                  <text:p text:style-name="P23"><text:span text:style-name="T25">String </text:span><text:span text:style-name="T112">iconName()</text:span></text:p>
                </table:table-cell>
                <table:table-cell table:style-name="Table7.B10" office:value-type="string">
                  <text:p text:style-name="P50">icon file suffix <text:span text:style-name="T136">(UI)</text:span></text:p>
                </table:table-cell>
              </table:table-row>
              <table:table-row table:style-name="TableLine2427951108624">
                <table:table-cell table:style-name="Table7.A10" office:value-type="string">
                  <text:p text:style-name="P23"><text:span text:style-name="T17">String </text:span>cssClass()</text:p>
                </table:table-cell>
                <table:table-cell table:style-name="Table7.B10" office:value-type="string">
                  <text:p text:style-name="P50">additional css class <text:span text:style-name="T136">(UI)</text:span></text:p>
                </table:table-cell>
              </table:table-row>
              <table:table-row table:style-name="TableLine2427951131744">
                <table:table-cell table:style-name="Table7.A10" office:value-type="string">
                  <text:p text:style-name="P28"><text:span text:style-name="T17">String </text:span>layout()</text:p>
                </table:table-cell>
                <table:table-cell table:style-name="Table7.B10" office:value-type="string">
                  <text:p text:style-name="P50">layout file suffix <text:span text:style-name="T136">(grid layout)</text:span></text:p>
                </table:table-cell>
              </table:table-row>
              <table:table-row table:style-name="TableLine2427951129024">
                <table:table-cell table:style-name="Table7.A8" table:number-columns-spanned="2" office:value-type="string">
                  <text:p text:style-name="P31">Lifecycle Callback</text:p>
                </table:table-cell>
                <table:covered-table-cell/>
              </table:table-row>
              <table:table-row table:style-name="TableLine2427951128480">
                <table:table-cell table:style-name="Table7.A10" office:value-type="string">
                  <text:p text:style-name="P29"><text:span text:style-name="T19">void</text:span><text:span text:style-name="T77"> </text:span>created<text:span text:style-name="T77">()</text:span></text:p>
                </table:table-cell>
                <table:table-cell table:style-name="Table7.B10" office:value-type="string">
                  <text:p text:style-name="P51">emitted by <text:span text:style-name="T56">FactoryService</text:span></text:p>
                </table:table-cell>
              </table:table-row>
              <table:table-row table:style-name="Table7.10">
                <table:table-cell table:style-name="Table7.A10" office:value-type="string">
                  <text:p text:style-name="P30"><text:span text:style-name="T19">void</text:span><text:span text:style-name="T77"> </text:span>loaded<text:span text:style-name="T77">()</text:span></text:p>
                  <text:p text:style-name="P30"><text:span text:style-name="T19">void</text:span><text:span text:style-name="T77"> </text:span>saved<text:span text:style-name="T77">()</text:span></text:p>
                  <text:p text:style-name="P30"><text:span text:style-name="T19">void</text:span><text:span text:style-name="T77"> </text:span>saving<text:span text:style-name="T77">()</text:span></text:p>
                  <text:p text:style-name="P30"><text:span text:style-name="T19">void</text:span><text:span text:style-name="T77"> </text:span>persisted<text:span text:style-name="T77">()</text:span></text:p>
                  <text:p text:style-name="P30"><text:span text:style-name="T19">void</text:span><text:span text:style-name="T77"> </text:span>persisting<text:span text:style-name="T77">()</text:span></text:p>
                  <text:p text:style-name="P30"><text:span text:style-name="T19">void</text:span><text:span text:style-name="T77"> </text:span>deleting<text:span text:style-name="T77">()</text:span></text:p>
                  <text:p text:style-name="P29"><text:span text:style-name="T19">void</text:span><text:span text:style-name="T77"> </text:span>removing<text:span text:style-name="T77">()</text:span></text:p>
                  <text:p text:style-name="P75"><text:span text:style-name="T18">void</text:span><text:span text:style-name="T55"> </text:span><text:span text:style-name="T54">updated</text:span><text:span text:style-name="T55">()</text:span></text:p>
                  <text:p text:style-name="P29"><text:span text:style-name="T19">void</text:span><text:span text:style-name="T77"> </text:span>updating<text:span text:style-name="T77">()</text:span></text:p>
                </table:table-cell>
                <table:table-cell table:style-name="Table7.B10" office:value-type="string">
                  <text:p text:style-name="P51">emitted by persistence layer integration <text:span text:style-name="T137">(JDO/JPA)</text:span></text:p>
                </table:table-cell>
              </table:table-row>
            </table:table>
            <text:h text:style-name="Heading_20_2" text:outline-level="2">Translation</text:h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102">[1] All member-support methods (and some object methods) that return <text:span text:style-name="T108">String</text:span> can optionally return <text:span text:style-name="T108">TranslatableString</text:span>.</text:p>
                </table:table-cell>
              </table:table-row>
            </table:table>
            <text:p text:style-name="P111"/>
          </table:table-cell>
        </table:table-row>
      </table:table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h text:style-name="P91" text:outline-level="2">Value Types</text:h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12">Number Types</text:p>
                </table:table-cell>
                <table:table-cell table:style-name="Table6.B1" office:value-type="string">
                  <text:p text:style-name="P47">byte, Byte, short, Short, int, Integer, long, Long, float, Float, double, Double, BigInterger, BigDecimal</text:p>
                </table:table-cell>
              </table:table-row>
              <table:table-row table:style-name="Table6.1">
                <table:table-cell table:style-name="Table6.A7" office:value-type="string">
                  <text:p text:style-name="P12">Boolean Types</text:p>
                </table:table-cell>
                <table:table-cell table:style-name="Table6.B2" office:value-type="string">
                  <text:p text:style-name="P47">boolean, Boolean</text:p>
                </table:table-cell>
              </table:table-row>
              <table:table-row table:style-name="TableLine2427951123040">
                <table:table-cell table:style-name="Table6.A7" office:value-type="string">
                  <text:p text:style-name="P13">Text Types</text:p>
                </table:table-cell>
                <table:table-cell table:style-name="Table6.B3" office:value-type="string">
                  <text:p text:style-name="P48">char, Char<text:span text:style-name="T93">acter</text:span>, String, <text:span text:style-name="T83">Password</text:span></text:p>
                </table:table-cell>
              </table:table-row>
              <table:table-row table:style-name="TableLine2427951125216">
                <table:table-cell table:style-name="Table6.A7" office:value-type="string">
                  <text:p text:style-name="P15">Markup Types</text:p>
                </table:table-cell>
                <table:table-cell table:style-name="Table6.B4" office:value-type="string">
                  <text:p text:style-name="P49">Mark<text:span text:style-name="T91">up, </text:span>AsciiDoc, Markdown</text:p>
                </table:table-cell>
              </table:table-row>
              <table:table-row table:style-name="TableLine2427951136368">
                <table:table-cell table:style-name="Table6.A7" office:value-type="string">
                  <text:p text:style-name="P13">Temportal Types</text:p>
                  <text:p text:style-name="P22"/>
                  <text:p text:style-name="P14"/>
                </table:table-cell>
                <table:table-cell table:style-name="Table6.B5" office:value-type="string">
                  <text:p text:style-name="P7">java.util.Date, java.sql.{Date|Timestamp}</text:p>
                  <text:p text:style-name="P7">java.time.{LocalDate|LocalDateTime} </text:p>
                  <text:p text:style-name="P3"><text:span text:style-name="T82">J</text:span><text:span text:style-name="T81">oda Time (deprecated)</text:span></text:p>
                  <text:p text:style-name="P110">time-of-day types yet not supported by UI, hence not listed</text:p>
                </table:table-cell>
              </table:table-row>
              <table:table-row table:style-name="TableLine2427951125488">
                <table:table-cell table:style-name="Table6.A7" office:value-type="string">
                  <text:p text:style-name="P13">Enum Types</text:p>
                </table:table-cell>
                <table:table-cell table:style-name="Table6.B6" office:value-type="string">
                  <text:p text:style-name="P3">any</text:p>
                </table:table-cell>
              </table:table-row>
              <table:table-row table:style-name="TableLine2427951134464">
                <table:table-cell table:style-name="Table6.A7" office:value-type="string">
                  <text:p text:style-name="P15">Collection Types</text:p>
                </table:table-cell>
                <table:table-cell table:style-name="Table6.B7" office:value-type="string">
                  <text:p text:style-name="P4">Collection&lt;T&gt;, List&lt;T&gt;, Set&lt;T&gt;, Can&lt;T&gt;</text:p>
                </table:table-cell>
              </table:table-row>
              <table:table-row table:style-name="TableLine2427951130928">
                <table:table-cell table:style-name="Table6.A8" office:value-type="string">
                  <text:p text:style-name="P13">Additional Types</text:p>
                </table:table-cell>
                <table:table-cell table:style-name="Table6.B8" office:value-type="string">
                  <text:p text:style-name="P5"><text:span text:style-name="T83">BufferedImage, Blob, Clob, </text:span>UUID, <text:span text:style-name="T83">Url, LocalResourcePath, <text:s/></text:span><text:span text:style-name="T113">SSE </text:span><text:span text:style-name="T27">(ServerSentEvents)</text:span></text:p>
                </table:table-cell>
              </table:table-row>
            </table:table>
            <text:h text:style-name="Heading_20_2" text:outline-level="2">Error &amp; Exception Handling</text:h>
            <table:table table:name="Table11" table:style-name="Table11">
              <table:table-column table:style-name="Table11.A"/>
              <table:table-column table:style-name="Table11.B"/>
              <table:table-row table:style-name="TableLine2427951121408">
                <table:table-cell table:style-name="Table11.A1" office:value-type="string">
                  <text:p text:style-name="P27">RecoverableException</text:p>
                </table:table-cell>
                <table:table-cell table:style-name="Table11.B1" office:value-type="string">
                  <text:p text:style-name="P6">anticipated error that results in a<text:span text:style-name="T138">n</text:span> UI notification popup</text:p>
                </table:table-cell>
              </table:table-row>
              <table:table-row table:style-name="TableLine2427951126576">
                <table:table-cell table:style-name="Table11.A2" office:value-type="string">
                  <text:p text:style-name="P27">NonRecoverableExeption</text:p>
                </table:table-cell>
                <table:table-cell table:style-name="Table11.B2" office:value-type="string">
                  <text:p text:style-name="P74">error that results in an error page showing the stacktrace</text:p>
                </table:table-cell>
              </table:table-row>
            </table:table>
            <text:p text:style-name="P73"/>
          </table:table-cell>
          <table:table-cell table:style-name="Table9.A1" table:number-rows-spanned="2" office:value-type="string">
            <text:h text:style-name="P94" text:outline-level="2"><text:span text:style-name="T100">New </text:span><text:span text:style-name="T95">Programming Style: </text:span><text:span text:style-name="T97">Parameter</text:span><text:span text:style-name="T99">s as</text:span><text:span text:style-name="T97"> </text:span><text:span text:style-name="T99">Typed </text:span><text:span text:style-name="T98">Tuple</text:span> <text:span text:style-name="T134">[2.0.0-M6]</text:span></text:h>
            <text:p text:style-name="P86"><text:span text:style-name="T123">Action parameters can now be </text:span><text:span text:style-name="T125">collected</text:span><text:span text:style-name="T123"> </text:span><text:span text:style-name="T125">into</text:span><text:span text:style-name="T123"> an immutable value type say</text:span><text:span text:style-name="T126"> </text:span><text:span text:style-name="T119">Parameters</text:span><text:span text:style-name="T127">, </text:span><text:span text:style-name="T126">a </text:span><text:span text:style-name="T128">typed </text:span><text:span text:style-name="T127">t</text:span><text:span text:style-name="T128">uple. </text:span><text:span text:style-name="T126">The name is arbitrary. </text:span><text:span text:style-name="T133">Future releases might support Java records. </text:span><text:span text:style-name="T129">Instances of the </text:span><text:span text:style-name="T119">Parameters</text:span><text:span text:style-name="T129"> type are passed to the various action</text:span><text:span text:style-name="T126">-support methods, </text:span><text:span text:style-name="T129">which need to be single-arg, </text:span><text:span text:style-name="T130">except </text:span><text:span text:style-name="T129">for </text:span><text:span text:style-name="Source_20_Text"><text:span text:style-name="T118">autoComplete</text:span></text:span><text:span text:style-name="Source_20_Text"><text:span text:style-name="T126">, </text:span></text:span><text:span text:style-name="Source_20_Text"><text:span text:style-name="T130">which is required to be </text:span></text:span><text:span text:style-name="Source_20_Text"><text:span text:style-name="T129">bi-arg.</text:span></text:span></text:p>
            <text:p text:style-name="P84"><text:span text:style-name="T122">For regular objects, </text:span><text:span text:style-name="T123">action</text:span><text:span text:style-name="T122">-support methods must reference parameters by index (0, 1, 2, …). </text:span><text:span text:style-name="T124">However,</text:span><text:span text:style-name="T122"> </text:span><text:span text:style-name="T121">wit</text:span><text:span text:style-name="T122">h </text:span><text:span text:style-name="T132">Mixins</text:span><text:span text:style-name="T122"> it is allowed to reference parameters</text:span><text:span text:style-name="T120"> by name. </text:span></text:p>
            <text:p text:style-name="P85"><text:span text:style-name="T120">Example: </text:span><text:span text:style-name="T131">Action Mixin</text:span><text:span text:style-name="T120">, with </text:span><text:span text:style-name="T123">nested class</text:span><text:span text:style-name="T120"> </text:span><text:span text:style-name="T119">Parameters</text:span><text:span text:style-name="T127">, </text:span><text:span text:style-name="T129">using parameter references by name.</text:span></text:p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reformatted_20_Text"><text:span text:style-name="Source_20_Text"><text:span text:style-name="T92">@Action</text:span></text:span></text:p>
                  <text:p text:style-name="Preformatted_20_Text"><text:span text:style-name="Source_20_Text"><text:span text:style-name="T92">@RequiredArgsConstructor</text:span></text:span></text:p>
                  <text:p text:style-name="Preformatted_20_Text"><text:span text:style-name="Source_20_Text"><text:span text:style-name="T84">public</text:span></text:span><text:span text:style-name="T73"> </text:span><text:span text:style-name="Source_20_Text"><text:span text:style-name="T85">class</text:span></text:span><text:span text:style-name="T73"> </text:span><text:span text:style-name="Source_20_Text"><text:span text:style-name="T73">Customer_placeOrder {</text:span></text:span></text:p>
                  <text:p text:style-name="P39"/>
                  <text:p text:style-name="Preformatted_20_Text"><text:span text:style-name="Source_20_Text"><text:span text:style-name="T73"><text:s text:c="4"/></text:span></text:span><text:span text:style-name="Source_20_Text"><text:span text:style-name="T85">private</text:span></text:span><text:span text:style-name="T73"> </text:span><text:span text:style-name="Source_20_Text"><text:span text:style-name="T85">final</text:span></text:span><text:span text:style-name="T73"> </text:span><text:span text:style-name="Source_20_Text"><text:span text:style-name="T73">Customer target; </text:span></text:span></text:p>
                  <text:p text:style-name="P39"/>
                  <text:p text:style-name="P43"><text:span text:style-name="Source_20_Text"><text:span text:style-name="T20"><text:s text:c="5"/>// </text:span></text:span><text:span text:style-name="Source_20_Text"><text:span text:style-name="T22">typed tuple made of all the </text:span></text:span><text:span text:style-name="Source_20_Text"><text:span text:style-name="T23">action </text:span></text:span><text:span text:style-name="Source_20_Text"><text:span text:style-name="T22">parameters</text:span></text:span></text:p>
                  <text:p text:style-name="Preformatted_20_Text"><text:span text:style-name="Source_20_Text"><text:span text:style-name="T73"><text:s text:c="4"/></text:span></text:span><text:span text:style-name="Source_20_Text"><text:span text:style-name="T92">@Value</text:span></text:span><text:span text:style-name="T92"> </text:span><text:span text:style-name="Source_20_Text"><text:span text:style-name="T92">@Accessors</text:span></text:span><text:span text:style-name="Source_20_Text"><text:span text:style-name="T73">(fluent = true) </text:span></text:span></text:p>
                  <text:p text:style-name="Preformatted_20_Text"><text:span text:style-name="Source_20_Text"><text:span text:style-name="T73"><text:s text:c="4"/></text:span></text:span><text:span text:style-name="Source_20_Text"><text:span text:style-name="T85">public</text:span></text:span><text:span text:style-name="T73"> </text:span><text:span text:style-name="Source_20_Text"><text:span text:style-name="T85">static</text:span></text:span><text:span text:style-name="T85"> </text:span><text:span text:style-name="Source_20_Text"><text:span text:style-name="T85">class</text:span></text:span><text:span text:style-name="T73"> </text:span><text:span text:style-name="Source_20_Text"><text:span text:style-name="T73">Parameters { </text:span></text:span></text:p>
                  <text:p text:style-name="Preformatted_20_Text"><text:span text:style-name="Source_20_Text"><text:span text:style-name="T73"><text:s text:c="8"/>Product product;</text:span></text:span></text:p>
                  <text:p text:style-name="Preformatted_20_Text"><text:span text:style-name="Source_20_Text"><text:span text:style-name="T73"><text:s text:c="8"/>int</text:span></text:span><text:span text:style-name="T73"> </text:span><text:span text:style-name="Source_20_Text"><text:span text:style-name="T73">quantity;</text:span></text:span></text:p>
                  <text:p text:style-name="Preformatted_20_Text"><text:span text:style-name="Source_20_Text"><text:span text:style-name="T73"><text:s text:c="4"/>}</text:span></text:span></text:p>
                  <text:p text:style-name="P39"/>
                  <text:p text:style-name="Preformatted_20_Text"><text:span text:style-name="Source_20_Text"><text:span text:style-name="T73"><text:s text:c="4"/></text:span></text:span><text:span text:style-name="Source_20_Text"><text:span text:style-name="T85">public</text:span></text:span><text:span text:style-name="T73"> </text:span><text:span text:style-name="Source_20_Text"><text:span text:style-name="T73">Customer act(</text:span></text:span></text:p>
                  <text:p text:style-name="Preformatted_20_Text"><text:span text:style-name="Source_20_Text"><text:span text:style-name="T73"><text:s text:c="8"/></text:span></text:span><text:span text:style-name="Source_20_Text"><text:span text:style-name="T92">@Parameter</text:span></text:span><text:span text:style-name="Source_20_Text"><text:span text:style-name="T73"> Product product,</text:span></text:span></text:p>
                  <text:p text:style-name="Preformatted_20_Text"><text:span text:style-name="Source_20_Text"><text:span text:style-name="T73"><text:s text:c="8"/></text:span></text:span><text:span text:style-name="Source_20_Text"><text:span text:style-name="T92">@Parameter</text:span></text:span><text:span text:style-name="Source_20_Text"><text:span text:style-name="T73"> int</text:span></text:span><text:span text:style-name="T73"> </text:span><text:span text:style-name="Source_20_Text"><text:span text:style-name="T73">quantity) {</text:span></text:span></text:p>
                  <text:p text:style-name="Preformatted_20_Text"><text:span text:style-name="Source_20_Text"><text:span text:style-name="T73"><text:s text:c="8"/></text:span></text:span><text:span text:style-name="Source_20_Text"><text:span text:style-name="T21">// ...</text:span></text:span></text:p>
                  <text:p text:style-name="Preformatted_20_Text"><text:span text:style-name="Source_20_Text"><text:span text:style-name="T73"><text:s text:c="8"/>return</text:span></text:span><text:span text:style-name="T73"> </text:span><text:span text:style-name="Source_20_Text"><text:span text:style-name="T73">target;</text:span></text:span></text:p>
                  <text:p text:style-name="Preformatted_20_Text"><text:span text:style-name="Source_20_Text"><text:span text:style-name="T73"><text:s text:c="4"/>}</text:span></text:span></text:p>
                  <text:p text:style-name="P39"/>
                  <text:p text:style-name="P45"><text:span text:style-name="Source_20_Text"><text:span text:style-name="T73"><text:s text:c="4"/></text:span></text:span><text:span text:style-name="Source_20_Text"><text:span text:style-name="T21">// supporting methods (no action name reference required)</text:span></text:span></text:p>
                  <text:p text:style-name="Preformatted_20_Text"><text:span text:style-name="Source_20_Text"><text:span text:style-name="T73"><text:s text:c="4"/></text:span></text:span><text:span text:style-name="Source_20_Text"><text:span text:style-name="T85">public</text:span></text:span><text:span text:style-name="T73"> </text:span><text:span text:style-name="Source_20_Text"><text:span text:style-name="T73">boolean</text:span></text:span><text:span text:style-name="T73"> </text:span><text:span text:style-name="Source_20_Text"><text:span text:style-name="T73">hide() { ... } </text:span></text:span></text:p>
                  <text:p text:style-name="Preformatted_20_Text"><text:span text:style-name="Source_20_Text"><text:span text:style-name="T73"><text:s text:c="4"/></text:span></text:span><text:span text:style-name="Source_20_Text"><text:span text:style-name="T85">public</text:span></text:span><text:span text:style-name="T73"> </text:span><text:span text:style-name="Source_20_Text"><text:span text:style-name="T73">String disable() { ... }</text:span></text:span></text:p>
                  <text:p text:style-name="Preformatted_20_Text"><text:span text:style-name="Source_20_Text"><text:span text:style-name="T73"><text:s text:c="4"/></text:span></text:span><text:span text:style-name="Source_20_Text"><text:span text:style-name="T85">public</text:span></text:span><text:span text:style-name="T73"> </text:span><text:span text:style-name="Source_20_Text"><text:span text:style-name="T73">String validate(Parameters params) { ... }</text:span></text:span></text:p>
                  <text:p text:style-name="P39"/>
                  <text:p text:style-name="P45"><text:span text:style-name="Source_20_Text"><text:span text:style-name="T73"><text:s text:c="4"/></text:span></text:span><text:span text:style-name="Source_20_Text"><text:span text:style-name="T21">// parameter supporting methods (exemplified on first parameter)</text:span></text:span></text:p>
                  <text:p text:style-name="Preformatted_20_Text"><text:span text:style-name="Source_20_Text"><text:span text:style-name="T73"><text:s text:c="4"/></text:span></text:span><text:span text:style-name="Source_20_Text"><text:span text:style-name="T85">public</text:span></text:span><text:span text:style-name="T85"> </text:span><text:span text:style-name="Source_20_Text"><text:span text:style-name="T10">boolean</text:span></text:span><text:span text:style-name="T73"> </text:span><text:span text:style-name="Source_20_Text"><text:span text:style-name="T73">hideProduct(Parameters params) { ... } </text:span></text:span></text:p>
                  <text:p text:style-name="Standard"><text:span text:style-name="Source_20_Text"><text:span text:style-name="T73"><text:s text:c="4"/></text:span></text:span><text:span text:style-name="Source_20_Text"><text:span text:style-name="T85">public</text:span></text:span><text:span text:style-name="T73"> </text:span><text:span text:style-name="Source_20_Text"><text:span text:style-name="T73">String disableProduct(Parameters params) { ... }</text:span></text:span></text:p>
                  <text:p text:style-name="Standard"><text:span text:style-name="Source_20_Text"><text:span text:style-name="T73"><text:s text:c="4"/></text:span></text:span><text:span text:style-name="Source_20_Text"><text:span text:style-name="T85">public</text:span></text:span><text:span text:style-name="T73"> </text:span><text:span text:style-name="Source_20_Text"><text:span text:style-name="T73">String validateProduct(Parameters params) { ... }</text:span></text:span></text:p>
                  <text:p text:style-name="Standard"><text:span text:style-name="Source_20_Text"><text:span text:style-name="T73"><text:s text:c="4"/></text:span></text:span><text:span text:style-name="Source_20_Text"><text:span text:style-name="T85">public</text:span></text:span><text:span text:style-name="T73"> </text:span><text:span text:style-name="Source_20_Text"><text:span text:style-name="T73">Collection&lt;Product&gt; choicesProduct(Parameters params){ ... }</text:span></text:span></text:p>
                  <text:p text:style-name="P46"><text:span text:style-name="Source_20_Text"><text:span text:style-name="T73"><text:s text:c="3"/></text:span></text:span><text:span text:style-name="Source_20_Text"><text:span text:style-name="T21"><text:s/>// note: additional search parameter required</text:span></text:span></text:p>
                  <text:p text:style-name="P53"><text:span text:style-name="Source_20_Text"><text:span text:style-name="T73"><text:s text:c="4"/></text:span></text:span><text:span text:style-name="Source_20_Text"><text:span text:style-name="T85">public</text:span></text:span><text:span text:style-name="T73"> </text:span><text:span text:style-name="Source_20_Text"><text:span text:style-name="T73">Collection&lt;Product&gt; autoCompleteProduct(</text:span></text:span></text:p>
                  <text:p text:style-name="P53"><text:span text:style-name="Source_20_Text"><text:span text:style-name="T73"><text:s text:c="10"/>Parameters params, String search) { ... } </text:span></text:span></text:p>
                  <text:p text:style-name="Standard"><text:span text:style-name="Source_20_Text"><text:span text:style-name="T73"><text:s text:c="4"/></text:span></text:span><text:span text:style-name="Source_20_Text"><text:span text:style-name="T85">public</text:span></text:span><text:span text:style-name="T73"> </text:span><text:span text:style-name="Source_20_Text"><text:span text:style-name="T73">Product defaultProduct(Parameters params) { ... }</text:span></text:span></text:p>
                  <text:p text:style-name="P42"/>
                  <text:p text:style-name="P38"><text:span text:style-name="Source_20_Text"><text:span text:style-name="T72"><text:s text:c="4"/></text:span></text:span><text:span text:style-name="Source_20_Text"><text:span text:style-name="T20">// parameter supporting methods (exemplified on second parameter)</text:span></text:span></text:p>
                  <text:p text:style-name="Standard"><text:span text:style-name="Source_20_Text"><text:span text:style-name="T73"><text:s text:c="4"/></text:span></text:span><text:span text:style-name="Source_20_Text"><text:span text:style-name="T85">public</text:span></text:span><text:span text:style-name="T73"> </text:span><text:span text:style-name="Source_20_Text"><text:span text:style-name="T73">boolean</text:span></text:span><text:span text:style-name="T73"> </text:span><text:span text:style-name="Source_20_Text"><text:span text:style-name="T73">hideQuantity(Parameters params) { ... } </text:span></text:span></text:p>
                  <text:p text:style-name="P45"><text:span text:style-name="Source_20_Text"><text:span text:style-name="T73"><text:s text:c="4"/></text:span></text:span><text:span text:style-name="Source_20_Text"><text:span text:style-name="T21">// ...</text:span></text:span></text:p>
                  <text:p text:style-name="Standard"><text:span text:style-name="Source_20_Text"><text:span text:style-name="T73">}</text:span></text:span></text:p>
                </table:table-cell>
              </table:table-row>
            </table:table>
            <text:h text:style-name="P92" text:outline-level="2">Entity <text:span text:style-name="T109">and </text:span>Viewmodel <text:span text:style-name="T109">A</text:span>nnotations</text:h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67">JPA Entities (javax.persistence)</text:p>
                </table:table-cell>
              </table:table-row>
              <table:table-row table:style-name="TableLine2427951123312">
                <table:table-cell table:style-name="Table14.A2" office:value-type="string">
                  <text:p text:style-name="P68">@Entity @Table @NamedQueries @Id @Version @Column @Transient</text:p>
                </table:table-cell>
              </table:table-row>
              <table:table-row table:style-name="TableLine2427951135280">
                <table:table-cell table:style-name="Table14.A3" office:value-type="string">
                  <text:p text:style-name="P69">JDO Entities (javax.jdo.annotation)</text:p>
                </table:table-cell>
              </table:table-row>
              <table:table-row table:style-name="TableLine2427951124400">
                <table:table-cell table:style-name="Table14.A5" office:value-type="string">
                  <text:p text:style-name="P70">@PersistenceCapable @DatastoreIdentity @Inheritance @Discriminator @Version @Queries @Uniques @Indices @NotPersistent @Column @PrimaryKey @Join @Element</text:p>
                </table:table-cell>
              </table:table-row>
              <table:table-row table:style-name="TableLine2427951132016">
                <table:table-cell table:style-name="Table14.A5" office:value-type="string">
                  <text:p text:style-name="P69">JAXB View Models (javax.xml.bind.annotation)</text:p>
                </table:table-cell>
              </table:table-row>
              <table:table-row table:style-name="TableLine2427951128752">
                <table:table-cell table:style-name="Table14.A6" office:value-type="string">
                  <text:p text:style-name="P70">@XmRootElement; @XmlType</text:p>
                  <text:p text:style-name="P70">@XmlAccessorType; @XmlTransient</text:p>
                  <text:p text:style-name="P70">referenced entities: @XmlJavaTypeAdapter(PersistentEntityAdapter.class)</text:p>
                </table:table-cell>
              </table:table-row>
            </table:table>
          </table:table-cell>
        </table:table-row>
        <table:table-row table:style-name="Table9.2">
          <table:table-cell table:style-name="Table9.A2" office:value-type="string"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table:number-columns-spanned="2" office:value-type="string">
                  <text:p text:style-name="P79">Spring <text:span text:style-name="T38">Annotations </text:span>and Standard API</text:p>
                </table:table-cell>
                <table:covered-table-cell/>
              </table:table-row>
              <table:table-row table:style-name="TableLine2427951127392">
                <table:table-cell table:style-name="Table8.A7" office:value-type="string">
                  <text:p text:style-name="P81">@SpringBootApplication @SpringBootTest @Configuration @Import @ComponentScan <text:span text:style-name="T117">@EntityScan</text:span></text:p>
                </table:table-cell>
                <table:table-cell table:style-name="Table8.B2" office:value-type="string">
                  <text:p text:style-name="P82">Bootstrapping</text:p>
                </table:table-cell>
              </table:table-row>
              <table:table-row table:style-name="TableLine2427951133104">
                <table:table-cell table:style-name="Table8.A7" office:value-type="string">
                  <text:p text:style-name="P77">@Component @Service @Repository</text:p>
                </table:table-cell>
                <table:table-cell table:style-name="Table8.B3" office:value-type="string">
                  <text:p text:style-name="P77">Indicates that a class is a "component". Such classes are considered as candidates for auto-detection when using annotation-based configuration and classpath scanning. </text:p>
                </table:table-cell>
              </table:table-row>
              <table:table-row table:style-name="TableLine2427951133648">
                <table:table-cell table:style-name="Table8.A7" office:value-type="string">
                  <text:p text:style-name="P77">@EventListener</text:p>
                </table:table-cell>
                <table:table-cell table:style-name="Table8.B4" office:value-type="string">
                  <text:p text:style-name="P77"><text:span text:style-name="T65">M</text:span>arks a method as a listener for application events. </text:p>
                  <text:p text:style-name="P80"><text:span text:style-name="T111">Domain </text:span>Events <text:span text:style-name="T67">.. subscribe using Spring’s @EventListener</text:span></text:p>
                  <text:p text:style-name="P44">@DomainObject(xxxLifecycleEvent=….)</text:p>
                  <text:p text:style-name="P44">@DomainObjectLayout(xxxUiEvent=….)</text:p>
                  <text:p text:style-name="P44">@Action(domainEvent=….) </text:p>
                  <text:p text:style-name="P44">@Property(domainEvent=…) </text:p>
                  <text:p text:style-name="P44">@Collection(domainEvent=…)</text:p>
                </table:table-cell>
              </table:table-row>
              <table:table-row table:style-name="TableLine2427951141264">
                <table:table-cell table:style-name="Table8.A7" office:value-type="string">
                  <text:p text:style-name="P77">@Nullable</text:p>
                  <text:p text:style-name="P113">(org.springframework.lang)</text:p>
                </table:table-cell>
                <table:table-cell table:style-name="Table8.B5" office:value-type="string">
                  <text:p text:style-name="P77">declare<text:span text:style-name="T66">s</text:span> that annotated elements can be <text:span text:style-name="Source_20_Text"><text:span text:style-name="T72">null</text:span></text:span> </text:p>
                </table:table-cell>
              </table:table-row>
              <table:table-row table:style-name="TableLine2427951151872">
                <table:table-cell table:style-name="Table8.A7" office:value-type="string">
                  <text:p text:style-name="P24">@javax.inject.Inject</text:p>
                  <text:p text:style-name="P24">@Autowired</text:p>
                </table:table-cell>
                <table:table-cell table:style-name="Table8.B6" office:value-type="string">
                  <text:p text:style-name="P83">Marks a constructor, field, setter method, or config method as to be autowired by Spring's dependency injection facilities. </text:p>
                </table:table-cell>
              </table:table-row>
              <table:table-row table:style-name="TableLine2427951148880">
                <table:table-cell table:style-name="Table8.A7" office:value-type="string">
                  <text:p text:style-name="P11">@PostConstruct </text:p>
                </table:table-cell>
                <table:table-cell table:style-name="Table8.B7" office:value-type="string">
                  <text:p text:style-name="P77"><text:span text:style-name="T70">Marks a method to be </text:span>executed after dependency injection is done to perform any initialization.</text:p>
                </table:table-cell>
              </table:table-row>
              <table:table-row table:style-name="TableLine2427951153504">
                <table:table-cell table:style-name="Table8.A8" office:value-type="string">
                  <text:p text:style-name="P11">@PreDestroy</text:p>
                </table:table-cell>
                <table:table-cell table:style-name="Table8.B8" office:value-type="string">
                  <text:p text:style-name="P77"><text:span text:style-name="T70">Marks a method as a listener for </text:span>notification that the instance is in the process of being removed by the container .</text:p>
                </table:table-cell>
              </table:table-row>
            </table:table>
            <text:p text:style-name="P76"/>
          </table:table-cell>
          <table:covered-table-cell table:style-name="Table9.B2"/>
        </table:table-row>
      </table:table>
      <text:p text:style-name="P7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 Light" svg:font-family="'Bahnschrift Light'" style:font-adornments="Light" style:font-family-generic="swiss" style:font-pitch="variable"/>
    <style:font-face style:name="Bahnschrift Light1" svg:font-family="'Bahnschrift Light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alibri3" svg:font-family="Calibri" style:font-adornments="Bold" style:font-family-generic="swiss" style:font-pitch="variable"/>
    <style:font-face style:name="Calibri4" svg:font-family="Calibri" style:font-adornments="Italic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Calibri4" fo:font-family="Calibri" style:font-style-name="Italic" style:font-family-generic="swiss" style:font-pitch="variable" fo:font-size="85%" fo:font-style="normal" fo:font-weight="normal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libri2" fo:font-family="Calibri" style:font-style-name="Regular" style:font-family-generic="swiss" style:font-pitch="variable"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Calibri3" fo:font-family="Calibri" style:font-style-name="Bold" style:font-family-generic="swiss" style:font-pitch="variable" fo:font-size="7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Header" style:family="table">
      <style:table-properties style:width="20.2cm" table:align="margins" style:writing-mode="lr-tb"/>
    </style:style>
    <style:style style:name="Header.A" style:family="table-column">
      <style:table-column-properties style:column-width="10.1cm" style:rel-column-width="32767*"/>
    </style:style>
    <style:style style:name="Header.B" style:family="table-column">
      <style:table-column-properties style:column-width="10.1cm" style:rel-column-width="32768*"/>
    </style:style>
    <style:style style:name="Header.1" style:family="table-row">
      <style:table-row-properties style:min-row-height="0.002cm"/>
    </style:style>
    <style:style style:name="Header.A1" style:family="table-cell">
      <style:table-cell-properties style:writing-mode="page"/>
    </style:style>
    <style:style style:name="MP1" style:family="paragraph" style:parent-style-name="Header">
      <style:text-properties officeooo:paragraph-rsid="0016abef"/>
    </style:style>
    <style:style style:name="MP2" style:family="paragraph" style:parent-style-name="Standard">
      <style:text-properties officeooo:paragraph-rsid="0016abef"/>
    </style:style>
    <style:style style:name="MP3" style:family="paragraph" style:parent-style-name="Heading_20_1">
      <style:paragraph-properties fo:margin-top="0cm" fo:margin-bottom="0cm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MP4" style:family="paragraph" style:parent-style-name="Heading_20_1">
      <style:paragraph-properties fo:margin-top="0cm" fo:margin-bottom="0cm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T1" style:family="text">
      <style:text-properties officeooo:rsid="00187db9"/>
    </style:style>
    <style:style style:name="MT2" style:family="text">
      <style:text-properties style:font-name="Calibri4" fo:font-style="normal" officeooo:rsid="0037f642" style:font-name-asian="Microsoft YaHei" style:font-name-complex="Lucida Sans"/>
    </style:style>
    <style:style style:name="MT3" style:family="text">
      <style:text-properties fo:color="#000000" loext:opacity="100%"/>
    </style:style>
    <style:style style:name="MT4" style:family="text">
      <style:text-properties style:use-window-font-color="true" loext:opacity="0%" officeooo:rsid="0016abef"/>
    </style:style>
    <style:style style:name="MT5" style:family="text">
      <style:text-properties fo:color="#000000" loext:opacity="100%" officeooo:rsid="0016abef"/>
    </style:style>
    <style:page-layout style:name="Mpm1">
      <style:page-layout-properties fo:page-width="21.001cm" fo:page-height="29.7cm" style:num-format="1" style:print-orientation="portrait" fo:margin-top="0cm" fo:margin-bottom="0.4cm" fo:margin-left="0.4cm" fo:margin-right="0.4cm" fo:background-color="#2b3789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2b3789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2b3789" draw:opacity="100%"/>
    </style:style>
  </office:automatic-styles>
  <office:master-styles>
    <style:master-page style:name="Standard" style:page-layout-name="Mpm1" draw:style-name="Mdp1">
      <style:header>
        <text:p text:style-name="MP1"/>
        <table:table table:name="Header" table:style-name="Header">
          <table:table-column table:style-name="Header.A"/>
          <table:table-column table:style-name="Header.B"/>
          <table:table-row table:style-name="Header.1">
            <table:table-cell table:style-name="Header.A1" office:value-type="string">
              <text:h text:style-name="MP4" text:outline-level="1">Apache Isis™ <text:span text:style-name="MT2">Reference Card</text:span></text:h>
            </table:table-cell>
            <table:table-cell table:style-name="Header.A1" office:value-type="string">
              <text:h text:style-name="MP5" text:outline-level="1"><text:span text:style-name="MT3"><text:s/></text:span><text:span text:style-name="MT4">isis.apache.org</text:span><text:span text:style-name="MT5"> </text:span></text:h>
            </table:table-cell>
          </table:table-row>
        </table:table>
        <text:p text:style-name="MP2"/>
      </style:header>
      <style:footer>
        <text:h text:style-name="MP3" text:outline-level="1">v2.0.<text:span text:style-name="MT1">0-M7</text:span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8H8M36S</meta:editing-duration>
    <meta:editing-cycles>95</meta:editing-cycles>
    <meta:generator>LibreOffice/7.2.0.4$Windows_X86_64 LibreOffice_project/9a9c6381e3f7a62afc1329bd359cc48accb6435b</meta:generator>
    <dc:date>2021-08-31T15:11:59.801000000</dc:date>
    <meta:document-statistic meta:table-count="13" meta:image-count="0" meta:object-count="0" meta:page-count="2" meta:paragraph-count="237" meta:word-count="993" meta:character-count="8448" meta:non-whitespace-character-count="7477"/>
  </office:meta>
</office:document-meta>
</file>